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 draw:fill-gradient-name="Gradient_20_2" draw:fill-hatch-name="Hatching_20_2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 draw:fill-gradient-name="Gradient_20_2" draw:fill-hatch-name="Hatching_20_2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 draw:fill-gradient-name="Gradient_20_2" draw:fill-hatch-name="Hatching_20_2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fill-gradient-name="Gradient_20_2" draw:fill-hatch-name="Hatching_20_2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 draw:fill-gradient-name="Gradient_20_2" draw:fill-hatch-name="Hatching_20_2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 draw:fill-gradient-name="Gradient_20_2" draw:fill-hatch-name="Hatching_20_2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ed1c24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2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3c3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66b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d1f6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 draw:fill-gradient-name="Gradient_20_2" draw:fill-hatch-name="Hatching_20_3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 draw:fill-gradient-name="Gradient_20_2" draw:fill-hatch-name="Hatching_20_3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 draw:fill-gradient-name="Gradient_20_2" draw:fill-hatch-name="Hatching_20_3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 draw:fill-gradient-name="Gradient_20_2" draw:fill-hatch-name="Hatching_20_3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 draw:fill-gradient-name="Gradient_20_2" draw:fill-hatch-name="Hatching_20_3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 draw:fill-gradient-name="Gradient_20_2" draw:fill-hatch-name="Hatching_20_3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 draw:fill-gradient-name="Gradient_20_2" draw:fill-hatch-name="Hatching_20_3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 draw:fill-gradient-name="Gradient_20_2" draw:fill-hatch-name="Hatching_20_3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 draw:fill-gradient-name="Gradient_20_2" draw:fill-hatch-name="Hatching_20_3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9999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 draw:fill-gradient-name="Gradient_20_2" draw:fill-hatch-name="Hatching_20_3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 draw:fill-gradient-name="Gradient_20_2" draw:fill-hatch-name="Hatching_20_4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 draw:fill-gradient-name="Gradient_20_2" draw:fill-hatch-name="Hatching_20_4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 draw:fill-gradient-name="Gradient_20_2" draw:fill-hatch-name="Hatching_20_4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 draw:fill-gradient-name="Gradient_20_2" draw:fill-hatch-name="Hatching_20_4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 draw:fill-gradient-name="Gradient_20_2" draw:fill-hatch-name="Hatching_20_4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 draw:fill-gradient-name="Gradient_20_2" draw:fill-hatch-name="Hatching_20_4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 draw:fill-gradient-name="Gradient_20_2" draw:fill-hatch-name="Hatching_20_4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 draw:fill-gradient-name="Gradient_20_2" draw:fill-hatch-name="Hatching_20_4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 draw:fill-gradient-name="Gradient_20_2" draw:fill-hatch-name="Hatching_20_4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729fcf" draw:fill-gradient-name="Gradient_20_2" draw:fill-hatch-name="Hatching_20_4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 draw:fill-gradient-name="Gradient_20_2" draw:fill-hatch-name="Hatching_20_5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729fcf" draw:fill-gradient-name="Gradient_20_2" draw:fill-hatch-name="Hatching_20_5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 draw:fill-gradient-name="Gradient_20_2" draw:fill-hatch-name="Hatching_20_5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 draw:fill-gradient-name="Gradient_20_2" draw:fill-hatch-name="Hatching_20_5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 draw:fill-gradient-name="Gradient_20_2" draw:fill-hatch-name="Hatching_20_5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 draw:fill-gradient-name="Gradient_20_2" draw:fill-hatch-name="Hatching_20_5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 draw:fill-gradient-name="Gradient_20_2" draw:fill-hatch-name="Hatching_20_5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 draw:fill-gradient-name="Gradient_20_2" draw:fill-hatch-name="Hatching_20_5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 draw:fill-gradient-name="Gradient_20_2" draw:fill-hatch-name="Hatching_20_5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729fcf" draw:fill-gradient-name="Gradient_20_2" draw:fill-hatch-name="Hatching_20_5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draw:stroke-dash="Dashed_20__28_var_29__20_112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008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draw:stroke-dash="Dashed_20__28_var_29__20_113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draw:stroke-dash="Dashed_20__28_var_29__20_114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2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draw:stroke-dash="Dashed_20__28_var_29__20_115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draw:stroke-dash="Dashed_20__28_var_29__20_116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draw:stroke-dash="Dashed_20__28_var_29__20_117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2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draw:stroke-dash="Dashed_20__28_var_29__20_118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8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draw:stroke-dash="Dashed_20__28_var_29__20_119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9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draw:stroke-dash="Dashed_20__28_var_29__20_120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445in" fo:min-width="1.1319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2" style:family="graphic">
      <style:graphic-properties draw:stroke="solid" draw:stroke-dash="Dashed_20__28_var_29__20_121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.489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3" style:family="graphic">
      <style:graphic-properties draw:stroke="solid" draw:stroke-dash="Dashed_20__28_var_29__20_122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4" style:family="graphic">
      <style:graphic-properties draw:stroke="solid" draw:stroke-dash="Dashed_20__28_var_29__20_123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5" style:family="graphic">
      <style:graphic-properties draw:stroke="solid" draw:stroke-dash="Dashed_20__28_var_29__20_124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6" style:family="graphic">
      <style:graphic-properties draw:stroke="solid" draw:stroke-dash="Dashed_20__28_var_29__20_125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7" style:family="graphic">
      <style:graphic-properties draw:stroke="solid" draw:stroke-dash="Dashed_20__28_var_29__20_126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8" style:family="graphic">
      <style:graphic-properties draw:stroke="none" draw:stroke-dash="Dashed_20__28_var_29__20_127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128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draw:stroke-dash="Dashed_20__28_var_29__20_129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0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draw:stroke-dash="Dashed_20__28_var_29__20_130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1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draw:stroke-dash="Dashed_20__28_var_29__20_131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2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draw:stroke-dash="Dashed_20__28_var_29__20_132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draw:stroke-dash="Dashed_20__28_var_29__20_133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draw:stroke-dash="Dashed_20__28_var_29__20_134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draw:stroke-dash="Dashed_20__28_var_29__20_135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draw:stroke-dash="Dashed_20__28_var_29__20_136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draw:stroke-dash="Dashed_20__28_var_29__20_137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453in" fo:min-width="1.1319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29" style:family="graphic">
      <style:graphic-properties draw:stroke="solid" draw:stroke-dash="Dashed_20__28_var_29__20_138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.489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0" style:family="graphic">
      <style:graphic-properties draw:stroke="solid" draw:stroke-dash="Dashed_20__28_var_29__20_139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1" style:family="graphic">
      <style:graphic-properties draw:stroke="solid" draw:stroke-dash="Dashed_20__28_var_29__20_140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2" style:family="graphic">
      <style:graphic-properties draw:stroke="solid" draw:stroke-dash="Dashed_20__28_var_29__20_141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3" style:family="graphic">
      <style:graphic-properties draw:stroke="solid" draw:stroke-dash="Dashed_20__28_var_29__20_142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4" style:family="graphic">
      <style:graphic-properties draw:stroke="solid" draw:stroke-dash="Dashed_20__28_var_29__20_143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5" style:family="graphic">
      <style:graphic-properties draw:stroke="none" draw:stroke-dash="Dashed_20__28_var_29__20_144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145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14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draw:stroke-dash="Dashed_20__28_var_29__20_147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1.1118in" fo:min-width="3.695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9" style:family="graphic">
      <style:graphic-properties draw:stroke="solid" draw:stroke-dash="Dashed_20__28_var_29__20_148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8535in" fo:min-width="1.1283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0" style:family="graphic">
      <style:graphic-properties draw:stroke="solid" draw:stroke-dash="Dashed_20__28_var_29__20_149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8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draw:stroke-dash="Dashed_20__28_var_29__20_150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535in" fo:min-width="1.257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2" style:family="graphic">
      <style:graphic-properties draw:stroke="solid" draw:stroke-dash="Dashed_20__28_var_29__20_151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3" style:family="graphic">
      <style:graphic-properties draw:stroke="solid" draw:stroke-dash="Dashed_20__28_var_29__20_152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4" style:family="graphic">
      <style:graphic-properties draw:stroke="solid" draw:stroke-dash="Dashed_20__28_var_29__20_153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5" style:family="graphic">
      <style:graphic-properties draw:stroke="solid" draw:stroke-dash="Dashed_20__28_var_29__20_154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6" style:family="graphic">
      <style:graphic-properties draw:stroke="solid" draw:stroke-dash="Dashed_20__28_var_29__20_155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7" style:family="graphic">
      <style:graphic-properties draw:stroke="none" draw:stroke-dash="Dashed_20__28_var_29__20_15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draw:stroke-dash="Dashed_20__28_var_29__20_157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165in" fo:min-width="0.0689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9" style:family="graphic">
      <style:graphic-properties draw:stroke="none" draw:stroke-dash="Dashed_20__28_var_29__20_158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159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draw:stroke-dash="Dashed_20__28_var_29__20_160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165in" fo:min-width="0.068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2" style:family="graphic">
      <style:graphic-properties draw:stroke="none" draw:stroke-dash="Dashed_20__28_var_29__20_161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draw:stroke-dash="Dashed_20__28_var_29__20_162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39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draw:stroke-dash="Dashed_20__28_var_29__20_163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40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draw:stroke-dash="Dashed_20__28_var_29__20_164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41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draw:stroke-dash="Dashed_20__28_var_29__20_165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42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draw:stroke-dash="Dashed_20__28_var_29__20_166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4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solid" draw:stroke-dash="Dashed_20__28_var_29__20_167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4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draw:stroke-dash="Dashed_20__28_var_29__20_168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.489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60" style:family="graphic">
      <style:graphic-properties draw:stroke="none" draw:stroke-dash="Dashed_20__28_var_29__20_169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draw:stroke-dash="Dashed_20__28_var_29__20_170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4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draw:stroke-dash="Dashed_20__28_var_29__20_171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4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draw:stroke-dash="Dashed_20__28_var_29__20_172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4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draw:stroke-dash="Dashed_20__28_var_29__20_173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48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draw:stroke-dash="Dashed_20__28_var_29__20_174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49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draw:stroke-dash="Dashed_20__28_var_29__20_175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50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draw:stroke-dash="Dashed_20__28_var_29__20_176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1.0937in" fo:min-width="1.257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68" style:family="graphic">
      <style:graphic-properties draw:stroke="solid" draw:stroke-dash="Dashed_20__28_var_29__20_177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165in" fo:min-width="0.8902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69" style:family="graphic">
      <style:graphic-properties draw:stroke="solid" draw:stroke-dash="Dashed_20__28_var_29__20_178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1.148in" fo:min-width="1.168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0" style:family="graphic">
      <style:graphic-properties draw:stroke="solid" draw:stroke-dash="Dashed_20__28_var_29__20_179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9909in" fo:min-width="1.3193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1" style:family="graphic">
      <style:graphic-properties draw:stroke="solid" draw:stroke-dash="Dashed_20__28_var_29__20_180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008in" fo:min-width="0.5854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2" style:family="graphic">
      <style:graphic-properties draw:stroke="solid" draw:stroke-dash="Dashed_20__28_var_29__20_181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3" style:family="graphic">
      <style:graphic-properties draw:stroke="solid" draw:stroke-dash="Dashed_20__28_var_29__20_182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4" style:family="graphic">
      <style:graphic-properties draw:stroke="solid" draw:stroke-dash="Dashed_20__28_var_29__20_183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5" style:family="graphic">
      <style:graphic-properties draw:stroke="solid" draw:stroke-dash="Dashed_20__28_var_29__20_184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6" style:family="graphic">
      <style:graphic-properties draw:stroke="solid" draw:stroke-dash="Dashed_20__28_var_29__20_185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77" style:family="graphic">
      <style:graphic-properties draw:stroke="none" draw:stroke-dash="Dashed_20__28_var_29__20_18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187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0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188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draw:stroke-dash="Dashed_20__28_var_29__20_189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51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draw:stroke-dash="Dashed_20__28_var_29__20_190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52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191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192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0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193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solid" draw:stroke-dash="Dashed_20__28_var_29__20_194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9016in" fo:min-width="1.402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6" style:family="graphic">
      <style:graphic-properties draw:stroke="solid" draw:stroke-dash="Dashed_20__28_var_29__20_195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0516in" fo:min-width="0.452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7" style:family="graphic">
      <style:graphic-properties draw:stroke="solid" draw:stroke-dash="Dashed_20__28_var_29__20_196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1516in" fo:min-width="1.002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8" style:family="graphic">
      <style:graphic-properties draw:stroke="solid" draw:stroke-dash="Dashed_20__28_var_29__20_197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in" fo:min-width="0.102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9" style:family="graphic">
      <style:graphic-properties draw:stroke="solid" draw:stroke-dash="Dashed_20__28_var_29__20_198" svg:stroke-width="0in" svg:stroke-color="#cccccc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0" style:family="graphic">
      <style:graphic-properties draw:stroke="solid" draw:stroke-dash="Dashed_20__28_var_29__20_199" svg:stroke-width="0in" svg:stroke-color="#cccccc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7016in" fo:min-width="1.202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1" style:family="graphic">
      <style:graphic-properties draw:stroke="solid" draw:stroke-dash="Dashed_20__28_var_29__20_200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0016in" fo:min-width="1.352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2" style:family="graphic">
      <style:graphic-properties draw:stroke="solid" draw:stroke-dash="Dashed_20__28_var_29__20_201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016in" fo:min-width="0.602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3" style:family="graphic">
      <style:graphic-properties draw:stroke="solid" draw:stroke-dash="Dashed_20__28_var_29__20_202" svg:stroke-width="0in" svg:stroke-color="#3465a4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4" style:family="graphic">
      <style:graphic-properties draw:stroke="solid" draw:stroke-dash="Dashed_20__28_var_29__20_203" svg:stroke-width="0in" svg:stroke-color="#3465a4" draw:marker-start="" draw:marker-start-width="0.0783in" draw:marker-start-center="false" draw:marker-end="" draw:marker-end-width="0.0783in" draw:marker-end-center="false" draw:fill="solid" draw:fill-color="#fff2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5" style:family="graphic">
      <style:graphic-properties draw:stroke="solid" draw:stroke-dash="Dashed_20__28_var_29__20_204" svg:stroke-width="0in" svg:stroke-color="#3465a4" draw:marker-start="" draw:marker-start-width="0.0783in" draw:marker-start-center="false" draw:marker-end="" draw:marker-end-width="0.0783in" draw:marker-end-center="false" draw:fill="solid" draw:fill-color="#003c3d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6" style:family="graphic">
      <style:graphic-properties draw:stroke="solid" draw:stroke-dash="Dashed_20__28_var_29__20_205" svg:stroke-width="0in" svg:stroke-color="#3465a4" draw:marker-start="" draw:marker-start-width="0.0783in" draw:marker-start-center="false" draw:marker-end="" draw:marker-end-width="0.0783in" draw:marker-end-center="false" draw:fill="solid" draw:fill-color="#0066b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7" style:family="graphic">
      <style:graphic-properties draw:stroke="solid" draw:stroke-dash="Dashed_20__28_var_29__20_206" svg:stroke-width="0in" svg:stroke-color="#3465a4" draw:marker-start="" draw:marker-start-width="0.0783in" draw:marker-start-center="false" draw:marker-end="" draw:marker-end-width="0.0783in" draw:marker-end-center="false" draw:fill="solid" draw:fill-color="#0d1f63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98" style:family="graphic">
      <style:graphic-properties draw:stroke="none" draw:stroke-dash="Dashed_20__28_var_29__20_207" svg:stroke-width="0in" svg:stroke-color="#000000" draw:marker-start="" draw:marker-start-width="0.0783in" draw:marker-start-center="false" draw:marker-end="" draw:marker-end-width="0.0783in" draw:marker-end-center="false" draw:fill="none" draw:fill-color="#b2b2b2" draw:textarea-horizontal-align="left" draw:auto-grow-height="true" draw:auto-grow-width="true" fo:min-height="0.4035in" fo:min-width="0.84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08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602in" fo:min-width="0.97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solid" draw:stroke-dash="Dashed_20__28_var_29__20_209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5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solid" draw:stroke-dash="Dashed_20__28_var_29__20_210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5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solid" draw:stroke-dash="Dashed_20__28_var_29__20_211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5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draw:stroke-dash="Dashed_20__28_var_29__20_212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5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solid" draw:stroke-dash="Dashed_20__28_var_29__20_213" svg:stroke-width="0.0201in" svg:stroke-color="#000000" draw:marker-start="" draw:marker-start-width="0.1098in" draw:marker-start-center="false" draw:marker-end="Arrow" draw:marker-end-width="0.1181in" draw:marker-end-center="false" draw:fill="none" draw:fill-color="#729fcf" draw:fill-gradient-name="Gradient_20_2" draw:fill-hatch-name="Hatching_20_5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solid" draw:stroke-dash="Dashed_20__28_var_29__20_214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58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solid" draw:stroke-dash="Dashed_20__28_var_29__20_215" svg:stroke-width="0.0201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59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16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17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18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19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9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g text:anchor-type="as-char" draw:z-index="0" draw:name="Shape1" draw:style-name="gr1"><draw:frame draw:style-name="gr2" draw:text-style-name="P2" svg:width="6.8004in" svg:height="1.1378in" svg:x="0in" svg:y="0in"><draw:text-box><text:p text:style-name="P1"><text:span text:style-name="T1"><text:s text:c="3"/></text:span><text:span text:style-name="T1">Pr</text:span><text:span text:style-name="T1">op</text:span><text:span text:style-name="T1">ag</text:span><text:span text:style-name="T1">ati</text:span><text:span text:style-name="T1">on </text:span><text:span text:style-name="T1">Al</text:span><text:span text:style-name="T1">go</text:span><text:span text:style-name="T1">rit</text:span><text:span text:style-name="T1">h</text:span><text:span text:style-name="T1">m: </text:span><text:span text:style-name="T1">Pa</text:span><text:span text:style-name="T1">ck</text:span><text:span text:style-name="T1">et</text:span><text:span text:style-name="T1">s </text:span><text:span text:style-name="T1">ha</text:span><text:span text:style-name="T1">ve </text:span><text:span text:style-name="T1">un</text:span><text:span text:style-name="T1">iq</text:span><text:span text:style-name="T1">ue </text:span><text:span text:style-name="T1">ID </text:span><text:span text:style-name="T1">an</text:span><text:span text:style-name="T1">d </text:span><text:span text:style-name="T1">Ti</text:span><text:span text:style-name="T1">m</text:span><text:span text:style-name="T1">e </text:span><text:span text:style-name="T1">To </text:span><text:span text:style-name="T1">Li</text:span><text:span text:style-name="T1">ve </text:span><text:span text:style-name="T1">fie</text:span><text:span text:style-name="T1">ld. </text:span><text:span text:style-name="T1">Th</text:span><text:span text:style-name="T1">ey </text:span><text:span text:style-name="T1">ar</text:span><text:span text:style-name="T1">e </text:span><text:span text:style-name="T1">re</text:span><text:span text:style-name="T1">pe</text:span><text:span text:style-name="T1">at</text:span><text:span text:style-name="T1">ed </text:span><text:span text:style-name="T1">in </text:span><text:span text:style-name="T1">bo</text:span><text:span text:style-name="T1">th </text:span><text:span text:style-name="T1">dir</text:span><text:span text:style-name="T1">ec</text:span><text:span text:style-name="T1">tio</text:span><text:span text:style-name="T1">n, </text:span><text:span text:style-name="T1">ex</text:span><text:span text:style-name="T1">ce</text:span><text:span text:style-name="T1">pt </text:span><text:span text:style-name="T1">wh</text:span><text:span text:style-name="T1">en </text:span><text:span text:style-name="T1">du</text:span><text:span text:style-name="T1">pli</text:span><text:span text:style-name="T1">ca</text:span><text:span text:style-name="T1">te </text:span><text:span text:style-name="T1">ID </text:span><text:span text:style-name="T1">is </text:span><text:span text:style-name="T1">en</text:span><text:span text:style-name="T1">co</text:span><text:span text:style-name="T1">un</text:span><text:span text:style-name="T1">ter</text:span><text:span text:style-name="T1">ed </text:span><text:span text:style-name="T1">or </text:span><text:span text:style-name="T1">th</text:span><text:span text:style-name="T1">e </text:span><text:span text:style-name="T1">TT</text:span><text:span text:style-name="T1">L </text:span><text:span text:style-name="T1">== </text:span><text:span text:style-name="T1">0. </text:span><text:span text:style-name="T1">Re</text:span><text:span text:style-name="T1">pe</text:span><text:span text:style-name="T1">at</text:span><text:span text:style-name="T1">er </text:span><text:span text:style-name="T1">co</text:span><text:span text:style-name="T1">nn</text:span><text:span text:style-name="T1">ec</text:span><text:span text:style-name="T1">tio</text:span><text:span text:style-name="T1">n: </text:span><text:span text:style-name="T1">R</text:span><text:span text:style-name="T1">S-</text:span><text:span text:style-name="T1">23</text:span><text:span text:style-name="T1">2 </text:span><text:span text:style-name="T1">96</text:span><text:span text:style-name="T1">00 </text:span><text:span text:style-name="T1">Ba</text:span><text:span text:style-name="T1">ud </text:span><text:span text:style-name="T1">8N</text:span><text:span text:style-name="T1">1 </text:span><text:span text:style-name="T1">M</text:span><text:span text:style-name="T1">ax</text:span><text:span text:style-name="T1">. </text:span><text:span text:style-name="T1">10</text:span><text:span text:style-name="T1">0 </text:span><text:span text:style-name="T1">– </text:span><text:span text:style-name="T1">15</text:span><text:span text:style-name="T1">0 </text:span><text:span text:style-name="T1">m</text:span><text:span text:style-name="T1">et</text:span><text:span text:style-name="T1">er</text:span><text:span text:style-name="T1">s </text:span><text:span text:style-name="T1">(3</text:span><text:span text:style-name="T1">28 </text:span><text:span text:style-name="T1">– </text:span><text:span text:style-name="T1">50</text:span><text:span text:style-name="T1">0 </text:span><text:span text:style-name="T1">fe</text:span><text:span text:style-name="T1">et) </text:span><text:span text:style-name="T1">on </text:span><text:span text:style-name="T1">C</text:span><text:span text:style-name="T1">AT </text:span><text:span text:style-name="T1">5 </text:span><text:span text:style-name="T1">(or </text:span><text:span text:style-name="T1">lik</text:span><text:span text:style-name="T1">e) </text:span><text:span text:style-name="T1">ca</text:span><text:span text:style-name="T1">bl</text:span><text:span text:style-name="T1">e. </text:span><text:span text:style-name="T1">Bo</text:span><text:span text:style-name="T1">th </text:span><text:span text:style-name="T1">R</text:span><text:span text:style-name="T1">F </text:span><text:span text:style-name="T1">tra</text:span><text:span text:style-name="T1">ffi</text:span><text:span text:style-name="T1">c </text:span><text:span text:style-name="T1">an</text:span><text:span text:style-name="T1">d </text:span><text:span text:style-name="T1">se</text:span><text:span text:style-name="T1">ria</text:span><text:span text:style-name="T1">l </text:span><text:span text:style-name="T1">tra</text:span><text:span text:style-name="T1">ffi</text:span><text:span text:style-name="T1">c </text:span><text:span text:style-name="T1">is </text:span><text:span text:style-name="T1">re</text:span><text:span text:style-name="T1">pe</text:span><text:span text:style-name="T1">at</text:span><text:span text:style-name="T1">ed</text:span><text:span text:style-name="T1">, </text:span><text:span text:style-name="T1">yi</text:span><text:span text:style-name="T1">el</text:span><text:span text:style-name="T1">di</text:span><text:span text:style-name="T1">ng </text:span><text:span text:style-name="T1">ex</text:span><text:span text:style-name="T1">ce</text:span><text:span text:style-name="T1">lle</text:span><text:span text:style-name="T1">nt </text:span><text:span text:style-name="T1">co</text:span><text:span text:style-name="T1">ve</text:span><text:span text:style-name="T1">ra</text:span><text:span text:style-name="T1">ge </text:span><text:span text:style-name="T1">in </text:span><text:span text:style-name="T1">all </text:span><text:span text:style-name="T1">cir</text:span><text:span text:style-name="T1">cu</text:span><text:span text:style-name="T1">m</text:span><text:span text:style-name="T1">st</text:span><text:span text:style-name="T1">an</text:span><text:span text:style-name="T1">ce</text:span><text:span text:style-name="T1">s.</text:span></text:p></draw:text-box></draw:frame><draw:g draw:style-name="gr3"><draw:frame draw:style-name="gr4" draw:text-style-name="P4" svg:width="1.1925in" svg:height="0.2913in" draw:transform="rotate (0.00994837673636768) translate (1.52430555555556in 4.16474737532808in)"><draw:text-box><text:p text:style-name="P3"><text:span text:style-name="T2">R</text:span><text:span text:style-name="T2">S-</text:span><text:span text:style-name="T2">23</text:span><text:span text:style-name="T2">2</text:span></text:p></draw:text-box></draw:frame><draw:g draw:style-name="gr3"><draw:g draw:style-name="gr3"><draw:g draw:style-name="gr3"><draw:line draw:style-name="gr5" draw:text-style-name="P5" svg:x1="1.9531in" svg:y1="3.1669in" svg:x2="1.8244in" svg:y2="3.5957in"><text:p/></draw:line><draw:line draw:style-name="gr6" draw:text-style-name="P6" svg:x1="1.9531in" svg:y1="3.1669in" svg:x2="2.1248in" svg:y2="3.2528in"><text:p/></draw:line><draw:line draw:style-name="gr7" draw:text-style-name="P7" svg:x1="2.1248in" svg:y1="3.2528in" svg:x2="2.2535in" svg:y2="2.9528in"><text:p/></draw:line></draw:g><draw:g draw:style-name="gr3"><draw:line draw:style-name="gr8" draw:text-style-name="P8" svg:x1="2.2992in" svg:y1="3.422in" svg:x2="2.4343in" svg:y2="2.9953in"><text:p/></draw:line><draw:line draw:style-name="gr9" draw:text-style-name="P9" svg:x1="2.2992in" svg:y1="3.422in" svg:x2="2.1291in" svg:y2="3.3335in"><text:p/></draw:line><draw:line draw:style-name="gr10" draw:text-style-name="P10" svg:x1="2.1291in" svg:y1="3.3335in" svg:x2="1.9961in" svg:y2="3.6315in"><text:p/></draw:line></draw:g></draw:g><draw:g draw:style-name="gr3"><draw:custom-shape draw:style-name="gr11" draw:text-style-name="P11" svg:width="1.3295in" svg:height="0.9433in" svg:x="2.6807in" svg:y="3.2528in"><text:p/><draw:enhanced-geometry svg:viewBox="0 0 21600 21600" draw:type="rectangle" draw:enhanced-path="M 0 0 L 21600 0 21600 21600 0 21600 0 0 Z N"/></draw:custom-shape><draw:custom-shape draw:style-name="gr12" draw:text-style-name="P12" svg:width="0.687in" svg:height="0.0858in" svg:x="3.0228in" svg:y="4.1193in"><text:p/><draw:enhanced-geometry svg:viewBox="0 0 21600 21600" draw:type="rectangle" draw:enhanced-path="M 0 0 L 21600 0 21600 21600 0 21600 0 0 Z N"/></draw:custom-shape><draw:g draw:style-name="gr3"><draw:custom-shape draw:style-name="gr13" draw:text-style-name="P13" svg:width="0.0425in" svg:height="0.0425in" svg:x="4.0063in" svg:y="3.424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4" svg:width="0.0425in" svg:height="0.0433in" svg:x="4.0063in" svg:y="3.50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5" svg:width="0.0425in" svg:height="0.0433in" svg:x="4.0063in" svg:y="3.59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6" svg:width="0.0425in" svg:height="0.0433in" svg:x="4.0063in" svg:y="3.681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7" svg:width="0.0425in" svg:height="0.0433in" svg:x="4.0063in" svg:y="3.767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18" draw:text-style-name="P18" svg:width="1.2012in" svg:height="0.3252in" svg:x="2.7228in" svg:y="3.3047in"><draw:text-box><text:p text:style-name="P3"><text:span text:style-name="T3">Q</text:span><text:span text:style-name="T3">C</text:span><text:span text:style-name="T3">A</text:span><text:span text:style-name="T3">N2</text:span></text:p></draw:text-box></draw:frame><draw:frame draw:style-name="gr19" draw:text-style-name="P18" svg:width="1.2441in" svg:height="0.3433in" svg:x="2.7228in" svg:y="3.648in"><draw:text-box><text:p text:style-name="P3"><text:span text:style-name="T3">Re</text:span><text:span text:style-name="T3">pe</text:span><text:span text:style-name="T3">at</text:span><text:span text:style-name="T3">er</text:span></text:p></draw:text-box></draw:frame></draw:g><draw:g draw:style-name="gr3"><draw:g draw:style-name="gr3"><draw:line draw:style-name="gr20" draw:text-style-name="P19" svg:x1="4.4433in" svg:y1="3.1882in" svg:x2="4.3146in" svg:y2="3.6169in"><text:p/></draw:line><draw:line draw:style-name="gr21" draw:text-style-name="P20" svg:x1="4.4433in" svg:y1="3.1882in" svg:x2="4.615in" svg:y2="3.274in"><text:p/></draw:line><draw:line draw:style-name="gr22" draw:text-style-name="P21" svg:x1="4.615in" svg:y1="3.2736in" svg:x2="4.7437in" svg:y2="2.9736in"><text:p/></draw:line></draw:g><draw:g draw:style-name="gr3"><draw:line draw:style-name="gr23" draw:text-style-name="P22" svg:x1="4.7894in" svg:y1="3.4429in" svg:x2="4.9244in" svg:y2="3.0161in"><text:p/></draw:line><draw:line draw:style-name="gr24" draw:text-style-name="P23" svg:x1="4.7894in" svg:y1="3.4429in" svg:x2="4.6193in" svg:y2="3.3543in"><text:p/></draw:line><draw:line draw:style-name="gr25" draw:text-style-name="P24" svg:x1="4.6193in" svg:y1="3.3543in" svg:x2="4.4862in" svg:y2="3.6524in"><text:p/></draw:line></draw:g></draw:g><draw:line draw:style-name="gr26" draw:text-style-name="P25" svg:x1="1.5244in" svg:y1="3.9528in" svg:x2="2.6744in" svg:y2="3.9528in"><text:p/></draw:line><draw:line draw:style-name="gr27" draw:text-style-name="P26" svg:x1="2.6744in" svg:y1="4.1028in" svg:x2="1.4744in" svg:y2="4.1028in"><text:p/></draw:line><draw:g draw:style-name="gr3"><draw:custom-shape draw:style-name="gr28" draw:text-style-name="P11" svg:width="1.3295in" svg:height="0.9441in" svg:x="0.1744in" svg:y="3.3in"><text:p/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12" svg:width="0.6862in" svg:height="0.0862in" svg:x="0.5173in" svg:y="4.1665in"><text:p/><draw:enhanced-geometry svg:viewBox="0 0 21600 21600" draw:mirror-horizontal="false" draw:mirror-vertical="false" draw:type="rectangle" draw:enhanced-path="M 0 0 L 21600 0 21600 21600 0 21600 0 0 Z N"/></draw:custom-shape><draw:g draw:style-name="gr3"><draw:custom-shape draw:style-name="gr30" draw:text-style-name="P13" svg:width="0.0433in" svg:height="0.0433in" svg:x="1.5in" svg:y="3.47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14" svg:width="0.0433in" svg:height="0.0433in" svg:x="1.5in" svg:y="3.557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5" svg:width="0.0433in" svg:height="0.0433in" svg:x="1.5in" svg:y="3.6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16" svg:width="0.0433in" svg:height="0.0425in" svg:x="1.5in" svg:y="3.729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17" svg:width="0.0433in" svg:height="0.0433in" svg:x="1.5in" svg:y="3.81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35" draw:text-style-name="P18" svg:width="1.2012in" svg:height="0.3252in" svg:x="0.2173in" svg:y="3.4138in"><draw:text-box><text:p text:style-name="P3"><text:span text:style-name="T3">Q</text:span><text:span text:style-name="T3">C</text:span><text:span text:style-name="T3">A</text:span><text:span text:style-name="T3">N2</text:span></text:p></draw:text-box></draw:frame><draw:frame draw:style-name="gr36" draw:text-style-name="P18" svg:width="1.2433in" svg:height="0.3433in" svg:x="0.2173in" svg:y="3.7571in"><draw:text-box><text:p text:style-name="P3"><text:span text:style-name="T3">Re</text:span><text:span text:style-name="T3">pe</text:span><text:span text:style-name="T3">at</text:span><text:span text:style-name="T3">er</text:span></text:p></draw:text-box></draw:frame><draw:frame draw:style-name="gr37" draw:text-style-name="P18" svg:width="1.2004in" svg:height="0.3252in" svg:x="0.2181in" svg:y="3.4138in"><draw:text-box><text:p text:style-name="P3"><text:span text:style-name="T3">Q</text:span><text:span text:style-name="T3">C</text:span><text:span text:style-name="T3">A</text:span><text:span text:style-name="T3">N2</text:span></text:p></draw:text-box></draw:frame></draw:g></draw:g></draw:g><draw:g draw:style-name="gr3"><draw:custom-shape draw:style-name="gr38" draw:text-style-name="P27" svg:width="3.8933in" svg:height="1.2106in" svg:x="0.2in" svg:y="1.2744in"><text:p/><draw:enhanced-geometry svg:viewBox="0 0 21600 21600" draw:mirror-horizontal="false" draw:mirror-vertical="false" draw:type="rectangle" draw:enhanced-path="M 0 0 L 21600 0 21600 21600 0 21600 0 0 Z N"/></draw:custom-shape><draw:custom-shape draw:style-name="gr39" draw:text-style-name="P28" svg:width="1.326in" svg:height="0.9524in" svg:x="0.3402in" svg:y="1.3602in"><text:p/><draw:enhanced-geometry svg:viewBox="0 0 21600 21600" draw:mirror-horizontal="false" draw:mirror-vertical="false" draw:type="rectangle" draw:enhanced-path="M 0 0 L 21600 0 21600 21600 0 21600 0 0 Z N"/></draw:custom-shape><draw:line draw:style-name="gr40" draw:text-style-name="P29" svg:x1="1.6661in" svg:y1="1.7874in" svg:x2="2.4516in" svg:y2="1.7929in"><text:p/></draw:line><draw:custom-shape draw:style-name="gr41" draw:text-style-name="P11" svg:width="1.4543in" svg:height="0.9524in" svg:x="2.4516in" svg:y="1.3602in"><text:p/><draw:enhanced-geometry svg:viewBox="0 0 21600 21600" draw:mirror-horizontal="false" draw:mirror-vertical="false" draw:type="rectangle" draw:enhanced-path="M 0 0 L 21600 0 21600 21600 0 21600 0 0 Z N"/></draw:custom-shape><draw:custom-shape draw:style-name="gr42" draw:text-style-name="P13" svg:width="0.0476in" svg:height="0.0441in" svg:x="3.9055in" svg:y="1.49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14" svg:width="0.0476in" svg:height="0.0433in" svg:x="3.9055in" svg:y="1.57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15" svg:width="0.0476in" svg:height="0.0441in" svg:x="3.9055in" svg:y="1.663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16" svg:width="0.0476in" svg:height="0.0433in" svg:x="3.9055in" svg:y="1.7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17" svg:width="0.0476in" svg:height="0.0433in" svg:x="3.9055in" svg:y="1.836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47" draw:text-style-name="P18" svg:width="1.3134in" svg:height="0.3461in" svg:x="2.5453in" svg:y="1.8366in"><draw:text-box><text:p text:style-name="P3"><text:span text:style-name="T3">Ra</text:span><text:span text:style-name="T3">di</text:span><text:span text:style-name="T3">o</text:span></text:p></draw:text-box></draw:frame><draw:custom-shape draw:style-name="gr48" draw:text-style-name="P30" svg:width="0.376in" svg:height="0.3031in" svg:x="3.3898in" svg:y="2.4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49" draw:text-style-name="P18" svg:width="1.1815in" svg:height="0.3469in" svg:x="0.4346in" svg:y="1.4902in"><draw:text-box><text:p text:style-name="P3"><text:span text:style-name="T3">A</text:span><text:span text:style-name="T3">G</text:span><text:span text:style-name="T3">V </text:span></text:p></draw:text-box></draw:frame><draw:frame draw:style-name="gr50" draw:text-style-name="P31" svg:width="1.2287in" svg:height="0.3287in" svg:x="0.3874in" svg:y="1.7929in"><draw:text-box><text:p text:style-name="P3"><text:span text:style-name="T3">Co</text:span><text:span text:style-name="T3">m</text:span><text:span text:style-name="T3">pu</text:span><text:span text:style-name="T3">ter</text:span></text:p></draw:text-box></draw:frame><draw:custom-shape draw:style-name="gr51" draw:text-style-name="P30" svg:width="0.3752in" svg:height="0.3031in" svg:x="0.5283in" svg:y="2.4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52" draw:text-style-name="P18" svg:width="1.4071in" svg:height="0.328in" svg:x="2.4984in" svg:y="1.4661in"><draw:text-box><text:p text:style-name="P3"><text:span text:style-name="T3">Q</text:span><text:span text:style-name="T3">C</text:span><text:span text:style-name="T3">A</text:span><text:span text:style-name="T3">N2</text:span></text:p></draw:text-box></draw:frame><draw:line draw:style-name="gr53" draw:text-style-name="P32" svg:x1="4.4689in" svg:y1="1.3724in" svg:x2="4.3402in" svg:y2="1.8012in"><text:p/></draw:line><draw:line draw:style-name="gr54" draw:text-style-name="P33" svg:x1="4.4689in" svg:y1="1.3724in" svg:x2="4.6406in" svg:y2="1.4583in"><text:p/></draw:line><draw:line draw:style-name="gr55" draw:text-style-name="P34" svg:x1="4.6406in" svg:y1="1.4579in" svg:x2="4.7693in" svg:y2="1.1579in"><text:p/></draw:line><draw:line draw:style-name="gr56" draw:text-style-name="P35" svg:x1="4.815in" svg:y1="1.628in" svg:x2="4.95in" svg:y2="1.2012in"><text:p/></draw:line><draw:line draw:style-name="gr57" draw:text-style-name="P36" svg:x1="4.815in" svg:y1="1.628in" svg:x2="4.6449in" svg:y2="1.5394in"><text:p/></draw:line><draw:line draw:style-name="gr58" draw:text-style-name="P37" svg:x1="4.6449in" svg:y1="1.5394in" svg:x2="4.5118in" svg:y2="1.8374in"><text:p/></draw:line><draw:custom-shape draw:style-name="gr59" draw:text-style-name="P12" svg:width="0.6862in" svg:height="0.0862in" svg:x="2.85in" svg:y="2.2374in"><text:p/><draw:enhanced-geometry svg:viewBox="0 0 21600 21600" draw:type="rectangle" draw:enhanced-path="M 0 0 L 21600 0 21600 21600 0 21600 0 0 Z N"/></draw:custom-shape><draw:frame draw:style-name="gr60" draw:text-style-name="P4" svg:width="1.1921in" svg:height="0.2913in" draw:transform="rotate (0.00994837673636768) translate (1.47708333333333in 1.7990758967629in)"><draw:text-box><text:p text:style-name="P3"><text:span text:style-name="T2">R</text:span><text:span text:style-name="T2">S-</text:span><text:span text:style-name="T2">23</text:span><text:span text:style-name="T2">2</text:span></text:p></draw:text-box></draw:frame></draw:g><draw:g draw:style-name="gr3"><draw:g draw:style-name="gr3"><draw:line draw:style-name="gr61" draw:text-style-name="P38" svg:x1="4.3972in" svg:y1="7.0201in" svg:x2="4.2764in" svg:y2="7.4232in"><text:p/></draw:line><draw:line draw:style-name="gr62" draw:text-style-name="P39" svg:x1="4.3972in" svg:y1="7.0201in" svg:x2="4.5587in" svg:y2="7.1008in"><text:p/></draw:line><draw:line draw:style-name="gr63" draw:text-style-name="P40" svg:x1="4.5587in" svg:y1="7.1012in" svg:x2="4.6795in" svg:y2="6.8189in"><text:p/></draw:line></draw:g><draw:g draw:style-name="gr3"><draw:line draw:style-name="gr64" draw:text-style-name="P41" svg:x1="4.7228in" svg:y1="7.2606in" svg:x2="4.85in" svg:y2="6.8594in"><text:p/></draw:line><draw:line draw:style-name="gr65" draw:text-style-name="P42" svg:x1="4.7224in" svg:y1="7.2606in" svg:x2="4.5626in" svg:y2="7.1776in"><text:p/></draw:line><draw:line draw:style-name="gr66" draw:text-style-name="P43" svg:x1="4.5626in" svg:y1="7.1776in" svg:x2="4.4374in" svg:y2="7.4579in"><text:p/></draw:line></draw:g><draw:custom-shape draw:style-name="gr67" draw:text-style-name="P28" svg:width="1.4543in" svg:height="1.1925in" draw:transform="skewX (0.312588469032184) rotate (0.312413936106985) translate (0.25in 7.15463145231846in)"><text:p/><draw:enhanced-geometry svg:viewBox="0 0 21600 21600" draw:mirror-horizontal="false" draw:mirror-vertical="false" draw:type="rectangle" draw:enhanced-path="M 0 0 L 21600 0 21600 21600 0 21600 0 0 Z N"/></draw:custom-shape><draw:custom-shape draw:style-name="gr68" draw:text-style-name="P12" svg:width="1.0878in" svg:height="1.0157in" draw:transform="skewX (0.311715804406187) rotate (0.312413936106985) translate (0.484722222222222in 7.20016404199475in)"><text:p/><draw:enhanced-geometry svg:viewBox="0 0 21600 21600" draw:mirror-horizontal="false" draw:mirror-vertical="false" draw:type="rectangle" draw:enhanced-path="M 0 0 L 21600 0 21600 21600 0 21600 0 0 Z N"/></draw:custom-shape><draw:custom-shape draw:style-name="gr69" draw:text-style-name="P27" svg:width="1.3657in" svg:height="1.2469in" draw:transform="skewX (-0.153065375399903) rotate (-0.153239908325102) translate (0.25in 7.13905293088364in)"><text:p text:style-name="P3"><text:span text:style-name="T3">Fixed</text:span></text:p><text:p text:style-name="P3"><text:span text:style-name="T3">Equipment /</text:span></text:p><text:p text:style-name="P3"><text:span text:style-name="T3">Door</text:span></text:p><draw:enhanced-geometry svg:viewBox="0 0 21600 21600" draw:type="rectangle" draw:enhanced-path="M 0 0 L 21600 0 21600 21600 0 21600 0 0 Z N"/></draw:custom-shape><draw:custom-shape draw:style-name="gr70" draw:text-style-name="P11" svg:width="1.5169in" svg:height="1.0898in" svg:x="2.5992in" svg:y="7.1083in"><text:p/><draw:enhanced-geometry svg:viewBox="0 0 21600 21600" draw:type="rectangle" draw:enhanced-path="M 0 0 L 21600 0 21600 21600 0 21600 0 0 Z N"/></draw:custom-shape><draw:custom-shape draw:style-name="gr71" draw:text-style-name="P12" svg:width="0.7831in" svg:height="0.0996in" svg:x="2.9902in" svg:y="8.1091in"><text:p/><draw:enhanced-geometry svg:viewBox="0 0 21600 21600" draw:type="rectangle" draw:enhanced-path="M 0 0 L 21600 0 21600 21600 0 21600 0 0 Z N"/></draw:custom-shape><draw:g draw:style-name="gr3"><draw:custom-shape draw:style-name="gr72" draw:text-style-name="P13" svg:width="0.0496in" svg:height="0.0504in" svg:x="4.0665in" svg:y="7.3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3" draw:text-style-name="P14" svg:width="0.0496in" svg:height="0.0504in" svg:x="4.0665in" svg:y="7.40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4" draw:text-style-name="P15" svg:width="0.0496in" svg:height="0.0504in" svg:x="4.0665in" svg:y="7.50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5" draw:text-style-name="P16" svg:width="0.0496in" svg:height="0.0496in" svg:x="4.0665in" svg:y="7.60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6" draw:text-style-name="P17" svg:width="0.0496in" svg:height="0.0496in" svg:x="4.0665in" svg:y="7.7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77" draw:text-style-name="P18" svg:width="1.1287in" svg:height="0.3071in" svg:x="2.7709in" svg:y="7.1689in"><draw:text-box><text:p text:style-name="P3"><text:span text:style-name="T3">Q</text:span><text:span text:style-name="T3">C</text:span><text:span text:style-name="T3">A</text:span><text:span text:style-name="T3">N</text:span><text:span text:style-name="T3">2</text:span></text:p></draw:text-box></draw:frame><draw:frame draw:style-name="gr78" draw:text-style-name="P44" svg:width="1.1504in" svg:height="0.515in" svg:x="2.7492in" svg:y="7.5047in"><draw:text-box><text:p text:style-name="P3"><text:span text:style-name="T4">D</text:span><text:span text:style-name="T4">o</text:span><text:span text:style-name="T4">o</text:span><text:span text:style-name="T4">r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/text:p></draw:text-box></draw:frame><draw:frame draw:style-name="gr79" draw:text-style-name="P4" svg:width="1.1921in" svg:height="0.4831in" draw:transform="rotate (0.00994837673636768) translate (1.55486111111111in 7.67268700787402in)"><draw:text-box><text:p text:style-name="P3"><text:span text:style-name="T2">Relay </text:span><text:span text:style-name="T2">Contacts</text:span></text:p></draw:text-box></draw:frame><draw:line draw:style-name="gr80" draw:text-style-name="P45" svg:x1="1.65in" svg:y1="7.4079in" svg:x2="2.6in" svg:y2="7.4079in"><text:p/></draw:line><draw:line draw:style-name="gr81" draw:text-style-name="P46" svg:x1="2.6in" svg:y1="7.6079in" svg:x2="1.65in" svg:y2="7.6079in"><text:p/></draw:line><draw:frame draw:style-name="gr82" draw:text-style-name="P4" svg:width="1.1925in" svg:height="0.4831in" draw:transform="rotate (0.00994837673636768) translate (1.55in 6.86990923009624in)"><draw:text-box><text:p text:style-name="P3"><text:span text:style-name="T2">Switch</text:span></text:p><text:p text:style-name="P3"><text:span text:style-name="T2">Inputs</text:span></text:p></draw:text-box></draw:frame></draw:g><draw:frame draw:style-name="gr83" draw:text-style-name="P47" svg:width="1.9004in" svg:height="1.1921in" svg:x="5.05in" svg:y="1.2083in"><draw:text-box><text:p text:style-name="P1"><text:span text:style-name="T5">Q</text:span><text:span text:style-name="T5">C</text:span><text:span text:style-name="T5">A</text:span><text:span text:style-name="T5">N2 </text:span><text:span text:style-name="T5">Ra</text:span><text:span text:style-name="T5">di</text:span><text:span text:style-name="T5">o </text:span><text:span text:style-name="T5">to <text:s/></text:span><text:span text:style-name="T5">an</text:span><text:span text:style-name="T5">y </text:span><text:span text:style-name="T5">ot</text:span><text:span text:style-name="T5">he</text:span><text:span text:style-name="T5">r </text:span><text:span text:style-name="T5">Q</text:span><text:span text:style-name="T5">C</text:span><text:span text:style-name="T5">A</text:span><text:span text:style-name="T5">N2 </text:span><text:span text:style-name="T5">an</text:span><text:span text:style-name="T5">d </text:span><text:span text:style-name="T5">an</text:span><text:span text:style-name="T5">y </text:span><text:span text:style-name="T5">Re</text:span><text:span text:style-name="T5">pe</text:span><text:span text:style-name="T5">at</text:span><text:span text:style-name="T5">er.</text:span></text:p><text:p text:style-name="P1"><text:span text:style-name="T5">Fr</text:span><text:span text:style-name="T5">o</text:span><text:span text:style-name="T5">m </text:span><text:span text:style-name="T5">Re</text:span><text:span text:style-name="T5">pe</text:span><text:span text:style-name="T5">at</text:span><text:span text:style-name="T5">er </text:span><text:span text:style-name="T5">to </text:span><text:span text:style-name="T5">an</text:span><text:span text:style-name="T5">y </text:span><text:span text:style-name="T5">ot</text:span><text:span text:style-name="T5">he</text:span><text:span text:style-name="T5">r </text:span><text:span text:style-name="T5">Q</text:span><text:span text:style-name="T5">C</text:span><text:span text:style-name="T5">A</text:span><text:span text:style-name="T5">N2</text:span></text:p></draw:text-box></draw:frame><draw:frame draw:style-name="gr84" draw:text-style-name="P47" svg:width="1.9504in" svg:height="1.3004in" svg:x="5.05in" svg:y="3.0429in"><draw:text-box><text:p text:style-name="P1"><text:span text:style-name="T5">Al</text:span><text:span text:style-name="T5">l </text:span><text:span text:style-name="T5">pa</text:span><text:span text:style-name="T5">ck</text:span><text:span text:style-name="T5">et</text:span><text:span text:style-name="T5">s </text:span><text:span text:style-name="T5">ar</text:span><text:span text:style-name="T5">e </text:span><text:span text:style-name="T5">re</text:span><text:span text:style-name="T5">pli</text:span><text:span text:style-name="T5">ca</text:span><text:span text:style-name="T5">te</text:span><text:span text:style-name="T5">d </text:span><text:span text:style-name="T5">on </text:span><text:span text:style-name="T5">bo</text:span><text:span text:style-name="T5">th </text:span><text:span text:style-name="T5">Se</text:span><text:span text:style-name="T5">ria</text:span><text:span text:style-name="T5">l </text:span><text:span text:style-name="T5">an</text:span><text:span text:style-name="T5">d </text:span><text:span text:style-name="T5">RF</text:span><text:span text:style-name="T5">, </text:span></text:p><text:p text:style-name="P1"><text:span text:style-name="T5">su</text:span><text:span text:style-name="T5">bj</text:span><text:span text:style-name="T5">ec</text:span><text:span text:style-name="T5">t </text:span><text:span text:style-name="T5">to </text:span><text:span text:style-name="T5">th</text:span><text:span text:style-name="T5">e </text:span><text:span text:style-name="T5">ab</text:span><text:span text:style-name="T5">ov</text:span><text:span text:style-name="T5">e </text:span><text:span text:style-name="T5">al</text:span><text:span text:style-name="T5">go</text:span><text:span text:style-name="T5">rit</text:span><text:span text:style-name="T5">h</text:span><text:span text:style-name="T5">m.</text:span></text:p></draw:text-box></draw:frame><draw:g draw:style-name="gr3"><draw:custom-shape draw:style-name="gr85" draw:text-style-name="P27" svg:width="1.6004in" svg:height="1.0004in" svg:x="0.15in" svg:y="4.9583in"><text:p/><draw:enhanced-geometry svg:viewBox="0 0 21600 21600" draw:type="rectangle" draw:enhanced-path="M 0 0 L 21600 0 21600 21600 0 21600 0 0 Z N"/></draw:custom-shape><draw:custom-shape draw:style-name="gr86" draw:text-style-name="P27" svg:width="0.6504in" svg:height="0.1504in" svg:x="0.65in" svg:y="5.9583in"><text:p/><draw:enhanced-geometry svg:viewBox="0 0 21600 21600" draw:type="rectangle" draw:enhanced-path="M 0 0 L 21600 0 21600 21600 0 21600 0 0 Z N"/></draw:custom-shape><draw:custom-shape draw:style-name="gr87" draw:text-style-name="P27" svg:width="1.2004in" svg:height="0.2504in" svg:x="0.35in" svg:y="6.1083in"><text:p/><draw:enhanced-geometry svg:viewBox="0 0 21600 21600" draw:type="rectangle" draw:enhanced-path="M 0 0 L 21600 0 21600 21600 0 21600 0 0 Z N"/></draw:custom-shape><draw:custom-shape draw:style-name="gr88" draw:text-style-name="P27" svg:width="0.3004in" svg:height="0.0504in" svg:x="1.1in" svg:y="6.2083in"><text:p/><draw:enhanced-geometry svg:viewBox="0 0 21600 21600" draw:type="rectangle" draw:enhanced-path="M 0 0 L 21600 0 21600 21600 0 21600 0 0 Z N"/></draw:custom-shape><draw:custom-shape draw:style-name="gr89" draw:text-style-name="P27" svg:width="0.1004in" svg:height="0.0504in" svg:x="0.95in" svg:y="6.2083in"><text:p/><draw:enhanced-geometry svg:viewBox="0 0 21600 21600" draw:type="rectangle" draw:enhanced-path="M 0 0 L 21600 0 21600 21600 0 21600 0 0 Z N"/></draw:custom-shape><draw:custom-shape draw:style-name="gr90" draw:text-style-name="P12" svg:width="1.4004in" svg:height="0.8004in" svg:x="0.25in" svg:y="5.0583in"><text:p/><draw:enhanced-geometry svg:viewBox="0 0 21600 21600" draw:type="rectangle" draw:enhanced-path="M 0 0 L 21600 0 21600 21600 0 21600 0 0 Z N"/></draw:custom-shape><draw:g draw:style-name="gr3"><draw:custom-shape draw:style-name="gr91" draw:text-style-name="P11" svg:width="1.5504in" svg:height="1.1004in" svg:x="2.55in" svg:y="4.9366in"><text:p/><draw:enhanced-geometry svg:viewBox="0 0 21600 21600" draw:type="rectangle" draw:enhanced-path="M 0 0 L 21600 0 21600 21600 0 21600 0 0 Z N"/></draw:custom-shape><draw:custom-shape draw:style-name="gr92" draw:text-style-name="P12" svg:width="0.8004in" svg:height="0.1004in" svg:x="2.95in" svg:y="5.948in"><text:p/><draw:enhanced-geometry svg:viewBox="0 0 21600 21600" draw:type="rectangle" draw:enhanced-path="M 0 0 L 21600 0 21600 21600 0 21600 0 0 Z N"/></draw:custom-shape><draw:g draw:style-name="gr3"><draw:custom-shape draw:style-name="gr93" draw:text-style-name="P13" svg:width="0.0504in" svg:height="0.0504in" svg:x="4.05in" svg:y="5.136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4" draw:text-style-name="P14" svg:width="0.0504in" svg:height="0.0504in" svg:x="4.05in" svg:y="5.236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5" draw:text-style-name="P15" svg:width="0.0504in" svg:height="0.0504in" svg:x="4.05in" svg:y="5.336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6" draw:text-style-name="P16" svg:width="0.0504in" svg:height="0.0504in" svg:x="4.05in" svg:y="5.436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7" draw:text-style-name="P17" svg:width="0.0504in" svg:height="0.0504in" svg:x="4.05in" svg:y="5.536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style-name="gr98" draw:text-style-name="P48" svg:width="1.0433in" svg:height="0.515in" svg:x="0.45in" svg:y="5.1583in"><draw:text-box><text:p text:style-name="P3"><text:span text:style-name="T3">D</text:span><text:span text:style-name="T3">is</text:span><text:span text:style-name="T3">p</text:span><text:span text:style-name="T3">at</text:span><text:span text:style-name="T3">c</text:span><text:span text:style-name="T3">h</text:span></text:p><text:p text:style-name="P3"><text:span text:style-name="T3">C</text:span><text:span text:style-name="T3">o</text:span><text:span text:style-name="T3">m</text:span><text:span text:style-name="T3">p</text:span><text:span text:style-name="T3">ut</text:span><text:span text:style-name="T3">er</text:span></text:p></draw:text-box></draw:frame><draw:frame draw:style-name="gr99" draw:text-style-name="P18" svg:width="1.1685in" svg:height="0.6594in" svg:x="2.8in" svg:y="5.239in"><draw:text-box><text:p text:style-name="P3"><text:span text:style-name="T3">Dispat</text:span><text:span text:style-name="T3">ch</text:span></text:p><text:p text:style-name="P3"><text:span text:style-name="T3">Radio</text:span></text:p></draw:text-box></draw:frame><draw:line draw:style-name="gr100" draw:text-style-name="P49" svg:x1="1.75in" svg:y1="5.4976in" svg:x2="2.55in" svg:y2="5.4976in"><text:p/></draw:line><draw:g draw:style-name="gr3"><draw:g draw:style-name="gr3"><draw:line draw:style-name="gr101" draw:text-style-name="P50" svg:x1="4.4689in" svg:y1="5.0122in" svg:x2="4.3402in" svg:y2="5.4409in"><text:p/></draw:line><draw:line draw:style-name="gr102" draw:text-style-name="P51" svg:x1="4.4689in" svg:y1="5.0122in" svg:x2="4.6406in" svg:y2="5.098in"><text:p/></draw:line><draw:line draw:style-name="gr103" draw:text-style-name="P52" svg:x1="4.6406in" svg:y1="5.0976in" svg:x2="4.7693in" svg:y2="4.7976in"><text:p/></draw:line></draw:g><draw:g draw:style-name="gr3"><draw:line draw:style-name="gr104" draw:text-style-name="P53" svg:x1="4.815in" svg:y1="5.2669in" svg:x2="4.95in" svg:y2="4.8402in"><text:p/></draw:line><draw:line draw:style-name="gr105" draw:text-style-name="P54" svg:x1="4.815in" svg:y1="5.2669in" svg:x2="4.6449in" svg:y2="5.1783in"><text:p/></draw:line><draw:line draw:style-name="gr106" draw:text-style-name="P55" svg:x1="4.6449in" svg:y1="5.1783in" svg:x2="4.5118in" svg:y2="5.4764in"><text:p/></draw:line></draw:g></draw:g><draw:frame draw:style-name="gr107" draw:text-style-name="P18" svg:width="1.2012in" svg:height="0.3252in" svg:x="2.75in" svg:y="4.948in"><draw:text-box><text:p text:style-name="P3"><text:span text:style-name="T3">QCAN2</text:span></text:p></draw:text-box></draw:frame><draw:frame draw:style-name="gr108" draw:text-style-name="P4" svg:width="1.1925in" svg:height="0.2913in" draw:transform="rotate (0.00994837673636768) translate (1.55486111111111in 5.56266404199475in)"><draw:text-box><text:p text:style-name="P3"><text:span text:style-name="T2">RS-232</text:span></text:p></draw:text-box></draw:frame></draw:g><draw:frame draw:style-name="gr109" draw:text-style-name="P47" svg:width="1.9504in" svg:height="1.3453in" svg:x="5.05in" svg:y="4.9866in"><draw:text-box><text:p text:style-name="P1"><text:span text:style-name="T5">A</text:span><text:span text:style-name="T5">ll </text:span><text:span text:style-name="T5">p</text:span><text:span text:style-name="T5">a</text:span><text:span text:style-name="T5">c</text:span><text:span text:style-name="T5">k</text:span><text:span text:style-name="T5">e</text:span><text:span text:style-name="T5">t</text:span><text:span text:style-name="T5">s </text:span><text:span text:style-name="T5">a</text:span><text:span text:style-name="T5">r</text:span><text:span text:style-name="T5">e </text:span><text:span text:style-name="T5">r</text:span><text:span text:style-name="T5">e</text:span><text:span text:style-name="T5">p</text:span><text:span text:style-name="T5">li</text:span><text:span text:style-name="T5">c</text:span><text:span text:style-name="T5">a</text:span><text:span text:style-name="T5">t</text:span><text:span text:style-name="T5">e</text:span><text:span text:style-name="T5">d </text:span><text:span text:style-name="T5">b</text:span><text:span text:style-name="T5">y </text:span><text:span text:style-name="T5">e</text:span><text:span text:style-name="T5">v</text:span><text:span text:style-name="T5">e</text:span><text:span text:style-name="T5">r</text:span><text:span text:style-name="T5">y </text:span><text:span text:style-name="T5">Q</text:span><text:span text:style-name="T5">C</text:span><text:span text:style-name="T5">A</text:span><text:span text:style-name="T5">N</text:span><text:span text:style-name="T5">2 </text:span><text:span text:style-name="T5">a</text:span><text:span text:style-name="T5">n</text:span><text:span text:style-name="T5">d </text:span><text:span text:style-name="T5">b</text:span><text:span text:style-name="T5">y </text:span><text:span text:style-name="T5">a</text:span><text:span text:style-name="T5">ll </text:span><text:span text:style-name="T5"><text:s/></text:span><text:span text:style-name="T5">R</text:span><text:span text:style-name="T5">e</text:span><text:span text:style-name="T5">p</text:span><text:span text:style-name="T5">e</text:span><text:span text:style-name="T5">a</text:span><text:span text:style-name="T5">t</text:span><text:span text:style-name="T5">e</text:span><text:span text:style-name="T5">r</text:span><text:span text:style-name="T5">s</text:span><text:span text:style-name="T5">, </text:span></text:p><text:p text:style-name="P1"><text:span text:style-name="T5">s</text:span><text:span text:style-name="T5">u</text:span><text:span text:style-name="T5">b</text:span><text:span text:style-name="T5">j</text:span><text:span text:style-name="T5">e</text:span><text:span text:style-name="T5">c</text:span><text:span text:style-name="T5">t </text:span><text:span text:style-name="T5">t</text:span><text:span text:style-name="T5">o </text:span><text:span text:style-name="T5">a</text:span><text:span text:style-name="T5">b</text:span><text:span text:style-name="T5">o</text:span><text:span text:style-name="T5">v</text:span><text:span text:style-name="T5">e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.</text:span></text:p></draw:text-box></draw:frame><draw:frame draw:style-name="gr110" draw:text-style-name="P47" svg:width="1.9504in" svg:height="1.0287in" svg:x="5.05in" svg:y="6.9299in"><draw:text-box><text:p text:style-name="P1"><text:span text:style-name="T5">A</text:span><text:span text:style-name="T5">l</text:span><text:span text:style-name="T5">l</text:span><text:span text:style-name="T5"> </text:span><text:span text:style-name="T5">p</text:span><text:span text:style-name="T5">a</text:span><text:span text:style-name="T5">c</text:span><text:span text:style-name="T5">k</text:span><text:span text:style-name="T5">e</text:span><text:span text:style-name="T5">t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r</text:span><text:span text:style-name="T5">e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e</text:span><text:span text:style-name="T5">d</text:span><text:span text:style-name="T5"> </text:span><text:span text:style-name="T5">b</text:span><text:span text:style-name="T5">i</text:span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l</text:span><text:span text:style-name="T5">y</text:span><text:span text:style-name="T5">,</text:span><text:span text:style-name="T5"> </text:span><text:span text:style-name="T5">a</text:span><text:span text:style-name="T5">s</text:span><text:span text:style-name="T5"> </text:span><text:span text:style-name="T5">a</text:span><text:span text:style-name="T5">b</text:span><text:span text:style-name="T5">o</text:span><text:span text:style-name="T5">v</text:span><text:span text:style-name="T5">e</text:span><text:span text:style-name="T5">.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043in" draw:rotation="0"/>
    <draw:hatch draw:name="Hatching_20_10" draw:display-name="Hatching 10" draw:style="single" draw:color="#3465a4" draw:distance="0.0043in" draw:rotation="0"/>
    <draw:hatch draw:name="Hatching_20_11" draw:display-name="Hatching 11" draw:style="single" draw:color="#3465a4" draw:distance="0.0043in" draw:rotation="0"/>
    <draw:hatch draw:name="Hatching_20_12" draw:display-name="Hatching 12" draw:style="single" draw:color="#3465a4" draw:distance="0.0043in" draw:rotation="0"/>
    <draw:hatch draw:name="Hatching_20_13" draw:display-name="Hatching 13" draw:style="single" draw:color="#3465a4" draw:distance="0.0043in" draw:rotation="0"/>
    <draw:hatch draw:name="Hatching_20_14" draw:display-name="Hatching 14" draw:style="single" draw:color="#3465a4" draw:distance="0.0043in" draw:rotation="0"/>
    <draw:hatch draw:name="Hatching_20_15" draw:display-name="Hatching 15" draw:style="single" draw:color="#3465a4" draw:distance="0.0043in" draw:rotation="0"/>
    <draw:hatch draw:name="Hatching_20_16" draw:display-name="Hatching 16" draw:style="single" draw:color="#3465a4" draw:distance="0.0043in" draw:rotation="0"/>
    <draw:hatch draw:name="Hatching_20_17" draw:display-name="Hatching 17" draw:style="single" draw:color="#3465a4" draw:distance="0.0043in" draw:rotation="0"/>
    <draw:hatch draw:name="Hatching_20_18" draw:display-name="Hatching 18" draw:style="single" draw:color="#3465a4" draw:distance="0.0043in" draw:rotation="0"/>
    <draw:hatch draw:name="Hatching_20_19" draw:display-name="Hatching 19" draw:style="single" draw:color="#3465a4" draw:distance="0.0043in" draw:rotation="0"/>
    <draw:hatch draw:name="Hatching_20_2" draw:display-name="Hatching 2" draw:style="single" draw:color="#3465a4" draw:distance="0.0043in" draw:rotation="0"/>
    <draw:hatch draw:name="Hatching_20_20" draw:display-name="Hatching 20" draw:style="single" draw:color="#3465a4" draw:distance="0.0043in" draw:rotation="0"/>
    <draw:hatch draw:name="Hatching_20_21" draw:display-name="Hatching 21" draw:style="single" draw:color="#3465a4" draw:distance="0.0043in" draw:rotation="0"/>
    <draw:hatch draw:name="Hatching_20_22" draw:display-name="Hatching 22" draw:style="single" draw:color="#3465a4" draw:distance="0.0043in" draw:rotation="0"/>
    <draw:hatch draw:name="Hatching_20_23" draw:display-name="Hatching 23" draw:style="single" draw:color="#3465a4" draw:distance="0.0043in" draw:rotation="0"/>
    <draw:hatch draw:name="Hatching_20_24" draw:display-name="Hatching 24" draw:style="single" draw:color="#3465a4" draw:distance="0.0043in" draw:rotation="0"/>
    <draw:hatch draw:name="Hatching_20_25" draw:display-name="Hatching 25" draw:style="single" draw:color="#3465a4" draw:distance="0.0043in" draw:rotation="0"/>
    <draw:hatch draw:name="Hatching_20_26" draw:display-name="Hatching 26" draw:style="single" draw:color="#3465a4" draw:distance="0.0043in" draw:rotation="0"/>
    <draw:hatch draw:name="Hatching_20_27" draw:display-name="Hatching 27" draw:style="single" draw:color="#3465a4" draw:distance="0.0043in" draw:rotation="0"/>
    <draw:hatch draw:name="Hatching_20_28" draw:display-name="Hatching 28" draw:style="single" draw:color="#3465a4" draw:distance="0.0043in" draw:rotation="0"/>
    <draw:hatch draw:name="Hatching_20_29" draw:display-name="Hatching 29" draw:style="single" draw:color="#3465a4" draw:distance="0.0043in" draw:rotation="0"/>
    <draw:hatch draw:name="Hatching_20_3" draw:display-name="Hatching 3" draw:style="single" draw:color="#3465a4" draw:distance="0.0043in" draw:rotation="0"/>
    <draw:hatch draw:name="Hatching_20_30" draw:display-name="Hatching 30" draw:style="single" draw:color="#3465a4" draw:distance="0.0043in" draw:rotation="0"/>
    <draw:hatch draw:name="Hatching_20_31" draw:display-name="Hatching 31" draw:style="single" draw:color="#3465a4" draw:distance="0.0043in" draw:rotation="0"/>
    <draw:hatch draw:name="Hatching_20_32" draw:display-name="Hatching 32" draw:style="single" draw:color="#3465a4" draw:distance="0.0043in" draw:rotation="0"/>
    <draw:hatch draw:name="Hatching_20_33" draw:display-name="Hatching 33" draw:style="single" draw:color="#3465a4" draw:distance="0.0043in" draw:rotation="0"/>
    <draw:hatch draw:name="Hatching_20_34" draw:display-name="Hatching 34" draw:style="single" draw:color="#3465a4" draw:distance="0.0043in" draw:rotation="0"/>
    <draw:hatch draw:name="Hatching_20_35" draw:display-name="Hatching 35" draw:style="single" draw:color="#3465a4" draw:distance="0.0043in" draw:rotation="0"/>
    <draw:hatch draw:name="Hatching_20_36" draw:display-name="Hatching 36" draw:style="single" draw:color="#3465a4" draw:distance="0.0043in" draw:rotation="0"/>
    <draw:hatch draw:name="Hatching_20_37" draw:display-name="Hatching 37" draw:style="single" draw:color="#3465a4" draw:distance="0.0043in" draw:rotation="0"/>
    <draw:hatch draw:name="Hatching_20_38" draw:display-name="Hatching 38" draw:style="single" draw:color="#3465a4" draw:distance="0.0043in" draw:rotation="0"/>
    <draw:hatch draw:name="Hatching_20_39" draw:display-name="Hatching 39" draw:style="single" draw:color="#3465a4" draw:distance="0.0043in" draw:rotation="0"/>
    <draw:hatch draw:name="Hatching_20_4" draw:display-name="Hatching 4" draw:style="single" draw:color="#3465a4" draw:distance="0.0043in" draw:rotation="0"/>
    <draw:hatch draw:name="Hatching_20_40" draw:display-name="Hatching 40" draw:style="single" draw:color="#3465a4" draw:distance="0.0043in" draw:rotation="0"/>
    <draw:hatch draw:name="Hatching_20_41" draw:display-name="Hatching 41" draw:style="single" draw:color="#3465a4" draw:distance="0.0043in" draw:rotation="0"/>
    <draw:hatch draw:name="Hatching_20_42" draw:display-name="Hatching 42" draw:style="single" draw:color="#3465a4" draw:distance="0.0043in" draw:rotation="0"/>
    <draw:hatch draw:name="Hatching_20_43" draw:display-name="Hatching 43" draw:style="single" draw:color="#3465a4" draw:distance="0.0043in" draw:rotation="0"/>
    <draw:hatch draw:name="Hatching_20_44" draw:display-name="Hatching 44" draw:style="single" draw:color="#3465a4" draw:distance="0.0043in" draw:rotation="0"/>
    <draw:hatch draw:name="Hatching_20_45" draw:display-name="Hatching 45" draw:style="single" draw:color="#3465a4" draw:distance="0.0043in" draw:rotation="0"/>
    <draw:hatch draw:name="Hatching_20_46" draw:display-name="Hatching 46" draw:style="single" draw:color="#3465a4" draw:distance="0.0043in" draw:rotation="0"/>
    <draw:hatch draw:name="Hatching_20_47" draw:display-name="Hatching 47" draw:style="single" draw:color="#3465a4" draw:distance="0.0043in" draw:rotation="0"/>
    <draw:hatch draw:name="Hatching_20_48" draw:display-name="Hatching 48" draw:style="single" draw:color="#3465a4" draw:distance="0.0043in" draw:rotation="0"/>
    <draw:hatch draw:name="Hatching_20_49" draw:display-name="Hatching 49" draw:style="single" draw:color="#3465a4" draw:distance="0.0043in" draw:rotation="0"/>
    <draw:hatch draw:name="Hatching_20_5" draw:display-name="Hatching 5" draw:style="single" draw:color="#3465a4" draw:distance="0.0043in" draw:rotation="0"/>
    <draw:hatch draw:name="Hatching_20_50" draw:display-name="Hatching 50" draw:style="single" draw:color="#3465a4" draw:distance="0.0043in" draw:rotation="0"/>
    <draw:hatch draw:name="Hatching_20_51" draw:display-name="Hatching 51" draw:style="single" draw:color="#3465a4" draw:distance="0.0043in" draw:rotation="0"/>
    <draw:hatch draw:name="Hatching_20_52" draw:display-name="Hatching 52" draw:style="single" draw:color="#3465a4" draw:distance="0.0043in" draw:rotation="0"/>
    <draw:hatch draw:name="Hatching_20_53" draw:display-name="Hatching 53" draw:style="single" draw:color="#3465a4" draw:distance="0.0043in" draw:rotation="0"/>
    <draw:hatch draw:name="Hatching_20_54" draw:display-name="Hatching 54" draw:style="single" draw:color="#3465a4" draw:distance="0.0043in" draw:rotation="0"/>
    <draw:hatch draw:name="Hatching_20_55" draw:display-name="Hatching 55" draw:style="single" draw:color="#3465a4" draw:distance="0.0043in" draw:rotation="0"/>
    <draw:hatch draw:name="Hatching_20_56" draw:display-name="Hatching 56" draw:style="single" draw:color="#3465a4" draw:distance="0.0043in" draw:rotation="0"/>
    <draw:hatch draw:name="Hatching_20_57" draw:display-name="Hatching 57" draw:style="single" draw:color="#3465a4" draw:distance="0.0043in" draw:rotation="0"/>
    <draw:hatch draw:name="Hatching_20_58" draw:display-name="Hatching 58" draw:style="single" draw:color="#3465a4" draw:distance="0.0043in" draw:rotation="0"/>
    <draw:hatch draw:name="Hatching_20_59" draw:display-name="Hatching 59" draw:style="single" draw:color="#3465a4" draw:distance="0.0043in" draw:rotation="0"/>
    <draw:hatch draw:name="Hatching_20_6" draw:display-name="Hatching 6" draw:style="single" draw:color="#3465a4" draw:distance="0.0043in" draw:rotation="0"/>
    <draw:hatch draw:name="Hatching_20_7" draw:display-name="Hatching 7" draw:style="single" draw:color="#3465a4" draw:distance="0.0043in" draw:rotation="0"/>
    <draw:hatch draw:name="Hatching_20_8" draw:display-name="Hatching 8" draw:style="single" draw:color="#3465a4" draw:distance="0.0043in" draw:rotation="0"/>
    <draw:hatch draw:name="Hatching_20_9" draw:display-name="Hatching 9" draw:style="single" draw:color="#3465a4" draw:distance="0.0043in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00" draw:display-name="Dashed (var) 100" draw:style="rect" draw:dots1="1" draw:dots1-length="0.0043in" draw:dots2="1" draw:dots2-length="0.0043in" draw:distance="0.0043in"/>
    <draw:stroke-dash draw:name="Dashed_20__28_var_29__20_101" draw:display-name="Dashed (var) 101" draw:style="rect" draw:dots1="1" draw:dots1-length="0.0043in" draw:dots2="1" draw:dots2-length="0.0043in" draw:distance="0.0043in"/>
    <draw:stroke-dash draw:name="Dashed_20__28_var_29__20_102" draw:display-name="Dashed (var) 102" draw:style="rect" draw:dots1="1" draw:dots1-length="0.0043in" draw:dots2="1" draw:dots2-length="0.0043in" draw:distance="0.0043in"/>
    <draw:stroke-dash draw:name="Dashed_20__28_var_29__20_103" draw:display-name="Dashed (var) 103" draw:style="rect" draw:dots1="1" draw:dots1-length="0.0043in" draw:dots2="1" draw:dots2-length="0.0043in" draw:distance="0.0043in"/>
    <draw:stroke-dash draw:name="Dashed_20__28_var_29__20_104" draw:display-name="Dashed (var) 104" draw:style="rect" draw:dots1="1" draw:dots1-length="0.0043in" draw:dots2="1" draw:dots2-length="0.0043in" draw:distance="0.0043in"/>
    <draw:stroke-dash draw:name="Dashed_20__28_var_29__20_105" draw:display-name="Dashed (var) 105" draw:style="rect" draw:dots1="1" draw:dots1-length="0.0043in" draw:dots2="1" draw:dots2-length="0.0043in" draw:distance="0.0043in"/>
    <draw:stroke-dash draw:name="Dashed_20__28_var_29__20_106" draw:display-name="Dashed (var) 106" draw:style="rect" draw:dots1="1" draw:dots1-length="0.0043in" draw:dots2="1" draw:dots2-length="0.0043in" draw:distance="0.0043in"/>
    <draw:stroke-dash draw:name="Dashed_20__28_var_29__20_107" draw:display-name="Dashed (var) 107" draw:style="rect" draw:dots1="1" draw:dots1-length="0.0043in" draw:dots2="1" draw:dots2-length="0.0043in" draw:distance="0.0043in"/>
    <draw:stroke-dash draw:name="Dashed_20__28_var_29__20_108" draw:display-name="Dashed (var) 108" draw:style="rect" draw:dots1="1" draw:dots1-length="0.0043in" draw:dots2="1" draw:dots2-length="0.0043in" draw:distance="0.0043in"/>
    <draw:stroke-dash draw:name="Dashed_20__28_var_29__20_109" draw:display-name="Dashed (var) 109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10" draw:display-name="Dashed (var) 110" draw:style="rect" draw:dots1="1" draw:dots1-length="0.0043in" draw:dots2="1" draw:dots2-length="0.0043in" draw:distance="0.0043in"/>
    <draw:stroke-dash draw:name="Dashed_20__28_var_29__20_111" draw:display-name="Dashed (var) 111" draw:style="rect" draw:dots1="1" draw:dots1-length="0.0043in" draw:dots2="1" draw:dots2-length="0.0043in" draw:distance="0.0043in"/>
    <draw:stroke-dash draw:name="Dashed_20__28_var_29__20_112" draw:display-name="Dashed (var) 112" draw:style="rect" draw:dots1="1" draw:dots1-length="0.0043in" draw:dots2="1" draw:dots2-length="0.0043in" draw:distance="0.0043in"/>
    <draw:stroke-dash draw:name="Dashed_20__28_var_29__20_113" draw:display-name="Dashed (var) 113" draw:style="rect" draw:dots1="1" draw:dots1-length="0.0043in" draw:dots2="1" draw:dots2-length="0.0043in" draw:distance="0.0043in"/>
    <draw:stroke-dash draw:name="Dashed_20__28_var_29__20_114" draw:display-name="Dashed (var) 114" draw:style="rect" draw:dots1="1" draw:dots1-length="0.0043in" draw:dots2="1" draw:dots2-length="0.0043in" draw:distance="0.0043in"/>
    <draw:stroke-dash draw:name="Dashed_20__28_var_29__20_115" draw:display-name="Dashed (var) 115" draw:style="rect" draw:dots1="1" draw:dots1-length="0.0043in" draw:dots2="1" draw:dots2-length="0.0043in" draw:distance="0.0043in"/>
    <draw:stroke-dash draw:name="Dashed_20__28_var_29__20_116" draw:display-name="Dashed (var) 116" draw:style="rect" draw:dots1="1" draw:dots1-length="0.0043in" draw:dots2="1" draw:dots2-length="0.0043in" draw:distance="0.0043in"/>
    <draw:stroke-dash draw:name="Dashed_20__28_var_29__20_117" draw:display-name="Dashed (var) 117" draw:style="rect" draw:dots1="1" draw:dots1-length="0.0043in" draw:dots2="1" draw:dots2-length="0.0043in" draw:distance="0.0043in"/>
    <draw:stroke-dash draw:name="Dashed_20__28_var_29__20_118" draw:display-name="Dashed (var) 118" draw:style="rect" draw:dots1="1" draw:dots1-length="0.0043in" draw:dots2="1" draw:dots2-length="0.0043in" draw:distance="0.0043in"/>
    <draw:stroke-dash draw:name="Dashed_20__28_var_29__20_119" draw:display-name="Dashed (var) 119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120" draw:display-name="Dashed (var) 120" draw:style="rect" draw:dots1="1" draw:dots1-length="0.0043in" draw:dots2="1" draw:dots2-length="0.0043in" draw:distance="0.0043in"/>
    <draw:stroke-dash draw:name="Dashed_20__28_var_29__20_121" draw:display-name="Dashed (var) 121" draw:style="rect" draw:dots1="1" draw:dots1-length="0.0043in" draw:dots2="1" draw:dots2-length="0.0043in" draw:distance="0.0043in"/>
    <draw:stroke-dash draw:name="Dashed_20__28_var_29__20_122" draw:display-name="Dashed (var) 122" draw:style="rect" draw:dots1="1" draw:dots1-length="0.0043in" draw:dots2="1" draw:dots2-length="0.0043in" draw:distance="0.0043in"/>
    <draw:stroke-dash draw:name="Dashed_20__28_var_29__20_123" draw:display-name="Dashed (var) 123" draw:style="rect" draw:dots1="1" draw:dots1-length="0.0043in" draw:dots2="1" draw:dots2-length="0.0043in" draw:distance="0.0043in"/>
    <draw:stroke-dash draw:name="Dashed_20__28_var_29__20_124" draw:display-name="Dashed (var) 124" draw:style="rect" draw:dots1="1" draw:dots1-length="0.0043in" draw:dots2="1" draw:dots2-length="0.0043in" draw:distance="0.0043in"/>
    <draw:stroke-dash draw:name="Dashed_20__28_var_29__20_125" draw:display-name="Dashed (var) 125" draw:style="rect" draw:dots1="1" draw:dots1-length="0.0043in" draw:dots2="1" draw:dots2-length="0.0043in" draw:distance="0.0043in"/>
    <draw:stroke-dash draw:name="Dashed_20__28_var_29__20_126" draw:display-name="Dashed (var) 126" draw:style="rect" draw:dots1="1" draw:dots1-length="0.0043in" draw:dots2="1" draw:dots2-length="0.0043in" draw:distance="0.0043in"/>
    <draw:stroke-dash draw:name="Dashed_20__28_var_29__20_127" draw:display-name="Dashed (var) 127" draw:style="rect" draw:dots1="1" draw:dots1-length="0.0043in" draw:dots2="1" draw:dots2-length="0.0043in" draw:distance="0.0043in"/>
    <draw:stroke-dash draw:name="Dashed_20__28_var_29__20_128" draw:display-name="Dashed (var) 128" draw:style="rect" draw:dots1="1" draw:dots1-length="0.0043in" draw:dots2="1" draw:dots2-length="0.0043in" draw:distance="0.0043in"/>
    <draw:stroke-dash draw:name="Dashed_20__28_var_29__20_129" draw:display-name="Dashed (var) 129" draw:style="rect" draw:dots1="1" draw:dots1-length="0.0043in" draw:dots2="1" draw:dots2-length="0.0043in" draw:distance="0.0043in"/>
    <draw:stroke-dash draw:name="Dashed_20__28_var_29__20_13" draw:display-name="Dashed (var) 13" draw:style="rect" draw:dots1="1" draw:dots1-length="0.0043in" draw:dots2="1" draw:dots2-length="0.0043in" draw:distance="0.0043in"/>
    <draw:stroke-dash draw:name="Dashed_20__28_var_29__20_130" draw:display-name="Dashed (var) 130" draw:style="rect" draw:dots1="1" draw:dots1-length="0.0043in" draw:dots2="1" draw:dots2-length="0.0043in" draw:distance="0.0043in"/>
    <draw:stroke-dash draw:name="Dashed_20__28_var_29__20_131" draw:display-name="Dashed (var) 131" draw:style="rect" draw:dots1="1" draw:dots1-length="0.0043in" draw:dots2="1" draw:dots2-length="0.0043in" draw:distance="0.0043in"/>
    <draw:stroke-dash draw:name="Dashed_20__28_var_29__20_132" draw:display-name="Dashed (var) 132" draw:style="rect" draw:dots1="1" draw:dots1-length="0.0043in" draw:dots2="1" draw:dots2-length="0.0043in" draw:distance="0.0043in"/>
    <draw:stroke-dash draw:name="Dashed_20__28_var_29__20_133" draw:display-name="Dashed (var) 133" draw:style="rect" draw:dots1="1" draw:dots1-length="0.0043in" draw:dots2="1" draw:dots2-length="0.0043in" draw:distance="0.0043in"/>
    <draw:stroke-dash draw:name="Dashed_20__28_var_29__20_134" draw:display-name="Dashed (var) 134" draw:style="rect" draw:dots1="1" draw:dots1-length="0.0043in" draw:dots2="1" draw:dots2-length="0.0043in" draw:distance="0.0043in"/>
    <draw:stroke-dash draw:name="Dashed_20__28_var_29__20_135" draw:display-name="Dashed (var) 135" draw:style="rect" draw:dots1="1" draw:dots1-length="0.0043in" draw:dots2="1" draw:dots2-length="0.0043in" draw:distance="0.0043in"/>
    <draw:stroke-dash draw:name="Dashed_20__28_var_29__20_136" draw:display-name="Dashed (var) 136" draw:style="rect" draw:dots1="1" draw:dots1-length="0.0043in" draw:dots2="1" draw:dots2-length="0.0043in" draw:distance="0.0043in"/>
    <draw:stroke-dash draw:name="Dashed_20__28_var_29__20_137" draw:display-name="Dashed (var) 137" draw:style="rect" draw:dots1="1" draw:dots1-length="0.0043in" draw:dots2="1" draw:dots2-length="0.0043in" draw:distance="0.0043in"/>
    <draw:stroke-dash draw:name="Dashed_20__28_var_29__20_138" draw:display-name="Dashed (var) 138" draw:style="rect" draw:dots1="1" draw:dots1-length="0.0043in" draw:dots2="1" draw:dots2-length="0.0043in" draw:distance="0.0043in"/>
    <draw:stroke-dash draw:name="Dashed_20__28_var_29__20_139" draw:display-name="Dashed (var) 139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140" draw:display-name="Dashed (var) 140" draw:style="rect" draw:dots1="1" draw:dots1-length="0.0043in" draw:dots2="1" draw:dots2-length="0.0043in" draw:distance="0.0043in"/>
    <draw:stroke-dash draw:name="Dashed_20__28_var_29__20_141" draw:display-name="Dashed (var) 141" draw:style="rect" draw:dots1="1" draw:dots1-length="0.0043in" draw:dots2="1" draw:dots2-length="0.0043in" draw:distance="0.0043in"/>
    <draw:stroke-dash draw:name="Dashed_20__28_var_29__20_142" draw:display-name="Dashed (var) 142" draw:style="rect" draw:dots1="1" draw:dots1-length="0.0043in" draw:dots2="1" draw:dots2-length="0.0043in" draw:distance="0.0043in"/>
    <draw:stroke-dash draw:name="Dashed_20__28_var_29__20_143" draw:display-name="Dashed (var) 143" draw:style="rect" draw:dots1="1" draw:dots1-length="0.0043in" draw:dots2="1" draw:dots2-length="0.0043in" draw:distance="0.0043in"/>
    <draw:stroke-dash draw:name="Dashed_20__28_var_29__20_144" draw:display-name="Dashed (var) 144" draw:style="rect" draw:dots1="1" draw:dots1-length="0.0043in" draw:dots2="1" draw:dots2-length="0.0043in" draw:distance="0.0043in"/>
    <draw:stroke-dash draw:name="Dashed_20__28_var_29__20_145" draw:display-name="Dashed (var) 145" draw:style="rect" draw:dots1="1" draw:dots1-length="0.0043in" draw:dots2="1" draw:dots2-length="0.0043in" draw:distance="0.0043in"/>
    <draw:stroke-dash draw:name="Dashed_20__28_var_29__20_146" draw:display-name="Dashed (var) 146" draw:style="rect" draw:dots1="1" draw:dots1-length="0.0043in" draw:dots2="1" draw:dots2-length="0.0043in" draw:distance="0.0043in"/>
    <draw:stroke-dash draw:name="Dashed_20__28_var_29__20_147" draw:display-name="Dashed (var) 147" draw:style="rect" draw:dots1="1" draw:dots1-length="0.0043in" draw:dots2="1" draw:dots2-length="0.0043in" draw:distance="0.0043in"/>
    <draw:stroke-dash draw:name="Dashed_20__28_var_29__20_148" draw:display-name="Dashed (var) 148" draw:style="rect" draw:dots1="1" draw:dots1-length="0.0043in" draw:dots2="1" draw:dots2-length="0.0043in" draw:distance="0.0043in"/>
    <draw:stroke-dash draw:name="Dashed_20__28_var_29__20_149" draw:display-name="Dashed (var) 149" draw:style="rect" draw:dots1="1" draw:dots1-length="0.0043in" draw:dots2="1" draw:dots2-length="0.0043in" draw:distance="0.0043in"/>
    <draw:stroke-dash draw:name="Dashed_20__28_var_29__20_15" draw:display-name="Dashed (var) 15" draw:style="rect" draw:dots1="1" draw:dots1-length="0.0043in" draw:dots2="1" draw:dots2-length="0.0043in" draw:distance="0.0043in"/>
    <draw:stroke-dash draw:name="Dashed_20__28_var_29__20_150" draw:display-name="Dashed (var) 150" draw:style="rect" draw:dots1="1" draw:dots1-length="0.0043in" draw:dots2="1" draw:dots2-length="0.0043in" draw:distance="0.0043in"/>
    <draw:stroke-dash draw:name="Dashed_20__28_var_29__20_151" draw:display-name="Dashed (var) 151" draw:style="rect" draw:dots1="1" draw:dots1-length="0.0043in" draw:dots2="1" draw:dots2-length="0.0043in" draw:distance="0.0043in"/>
    <draw:stroke-dash draw:name="Dashed_20__28_var_29__20_152" draw:display-name="Dashed (var) 152" draw:style="rect" draw:dots1="1" draw:dots1-length="0.0043in" draw:dots2="1" draw:dots2-length="0.0043in" draw:distance="0.0043in"/>
    <draw:stroke-dash draw:name="Dashed_20__28_var_29__20_153" draw:display-name="Dashed (var) 153" draw:style="rect" draw:dots1="1" draw:dots1-length="0.0043in" draw:dots2="1" draw:dots2-length="0.0043in" draw:distance="0.0043in"/>
    <draw:stroke-dash draw:name="Dashed_20__28_var_29__20_154" draw:display-name="Dashed (var) 154" draw:style="rect" draw:dots1="1" draw:dots1-length="0.0043in" draw:dots2="1" draw:dots2-length="0.0043in" draw:distance="0.0043in"/>
    <draw:stroke-dash draw:name="Dashed_20__28_var_29__20_155" draw:display-name="Dashed (var) 155" draw:style="rect" draw:dots1="1" draw:dots1-length="0.0043in" draw:dots2="1" draw:dots2-length="0.0043in" draw:distance="0.0043in"/>
    <draw:stroke-dash draw:name="Dashed_20__28_var_29__20_156" draw:display-name="Dashed (var) 156" draw:style="rect" draw:dots1="1" draw:dots1-length="0.0043in" draw:dots2="1" draw:dots2-length="0.0043in" draw:distance="0.0043in"/>
    <draw:stroke-dash draw:name="Dashed_20__28_var_29__20_157" draw:display-name="Dashed (var) 157" draw:style="rect" draw:dots1="1" draw:dots1-length="0.0043in" draw:dots2="1" draw:dots2-length="0.0043in" draw:distance="0.0043in"/>
    <draw:stroke-dash draw:name="Dashed_20__28_var_29__20_158" draw:display-name="Dashed (var) 158" draw:style="rect" draw:dots1="1" draw:dots1-length="0.0043in" draw:dots2="1" draw:dots2-length="0.0043in" draw:distance="0.0043in"/>
    <draw:stroke-dash draw:name="Dashed_20__28_var_29__20_159" draw:display-name="Dashed (var) 159" draw:style="rect" draw:dots1="1" draw:dots1-length="0.0043in" draw:dots2="1" draw:dots2-length="0.0043in" draw:distance="0.0043in"/>
    <draw:stroke-dash draw:name="Dashed_20__28_var_29__20_16" draw:display-name="Dashed (var) 16" draw:style="rect" draw:dots1="1" draw:dots1-length="0.0043in" draw:dots2="1" draw:dots2-length="0.0043in" draw:distance="0.0043in"/>
    <draw:stroke-dash draw:name="Dashed_20__28_var_29__20_160" draw:display-name="Dashed (var) 160" draw:style="rect" draw:dots1="1" draw:dots1-length="0.0043in" draw:dots2="1" draw:dots2-length="0.0043in" draw:distance="0.0043in"/>
    <draw:stroke-dash draw:name="Dashed_20__28_var_29__20_161" draw:display-name="Dashed (var) 161" draw:style="rect" draw:dots1="1" draw:dots1-length="0.0043in" draw:dots2="1" draw:dots2-length="0.0043in" draw:distance="0.0043in"/>
    <draw:stroke-dash draw:name="Dashed_20__28_var_29__20_162" draw:display-name="Dashed (var) 162" draw:style="rect" draw:dots1="1" draw:dots1-length="0.0043in" draw:dots2="1" draw:dots2-length="0.0043in" draw:distance="0.0043in"/>
    <draw:stroke-dash draw:name="Dashed_20__28_var_29__20_163" draw:display-name="Dashed (var) 163" draw:style="rect" draw:dots1="1" draw:dots1-length="0.0043in" draw:dots2="1" draw:dots2-length="0.0043in" draw:distance="0.0043in"/>
    <draw:stroke-dash draw:name="Dashed_20__28_var_29__20_164" draw:display-name="Dashed (var) 164" draw:style="rect" draw:dots1="1" draw:dots1-length="0.0043in" draw:dots2="1" draw:dots2-length="0.0043in" draw:distance="0.0043in"/>
    <draw:stroke-dash draw:name="Dashed_20__28_var_29__20_165" draw:display-name="Dashed (var) 165" draw:style="rect" draw:dots1="1" draw:dots1-length="0.0043in" draw:dots2="1" draw:dots2-length="0.0043in" draw:distance="0.0043in"/>
    <draw:stroke-dash draw:name="Dashed_20__28_var_29__20_166" draw:display-name="Dashed (var) 166" draw:style="rect" draw:dots1="1" draw:dots1-length="0.0043in" draw:dots2="1" draw:dots2-length="0.0043in" draw:distance="0.0043in"/>
    <draw:stroke-dash draw:name="Dashed_20__28_var_29__20_167" draw:display-name="Dashed (var) 167" draw:style="rect" draw:dots1="1" draw:dots1-length="0.0043in" draw:dots2="1" draw:dots2-length="0.0043in" draw:distance="0.0043in"/>
    <draw:stroke-dash draw:name="Dashed_20__28_var_29__20_168" draw:display-name="Dashed (var) 168" draw:style="rect" draw:dots1="1" draw:dots1-length="0.0043in" draw:dots2="1" draw:dots2-length="0.0043in" draw:distance="0.0043in"/>
    <draw:stroke-dash draw:name="Dashed_20__28_var_29__20_169" draw:display-name="Dashed (var) 169" draw:style="rect" draw:dots1="1" draw:dots1-length="0.0043in" draw:dots2="1" draw:dots2-length="0.0043in" draw:distance="0.0043in"/>
    <draw:stroke-dash draw:name="Dashed_20__28_var_29__20_17" draw:display-name="Dashed (var) 17" draw:style="rect" draw:dots1="1" draw:dots1-length="0.0043in" draw:dots2="1" draw:dots2-length="0.0043in" draw:distance="0.0043in"/>
    <draw:stroke-dash draw:name="Dashed_20__28_var_29__20_170" draw:display-name="Dashed (var) 170" draw:style="rect" draw:dots1="1" draw:dots1-length="0.0043in" draw:dots2="1" draw:dots2-length="0.0043in" draw:distance="0.0043in"/>
    <draw:stroke-dash draw:name="Dashed_20__28_var_29__20_171" draw:display-name="Dashed (var) 171" draw:style="rect" draw:dots1="1" draw:dots1-length="0.0043in" draw:dots2="1" draw:dots2-length="0.0043in" draw:distance="0.0043in"/>
    <draw:stroke-dash draw:name="Dashed_20__28_var_29__20_172" draw:display-name="Dashed (var) 172" draw:style="rect" draw:dots1="1" draw:dots1-length="0.0043in" draw:dots2="1" draw:dots2-length="0.0043in" draw:distance="0.0043in"/>
    <draw:stroke-dash draw:name="Dashed_20__28_var_29__20_173" draw:display-name="Dashed (var) 173" draw:style="rect" draw:dots1="1" draw:dots1-length="0.0043in" draw:dots2="1" draw:dots2-length="0.0043in" draw:distance="0.0043in"/>
    <draw:stroke-dash draw:name="Dashed_20__28_var_29__20_174" draw:display-name="Dashed (var) 174" draw:style="rect" draw:dots1="1" draw:dots1-length="0.0043in" draw:dots2="1" draw:dots2-length="0.0043in" draw:distance="0.0043in"/>
    <draw:stroke-dash draw:name="Dashed_20__28_var_29__20_175" draw:display-name="Dashed (var) 175" draw:style="rect" draw:dots1="1" draw:dots1-length="0.0043in" draw:dots2="1" draw:dots2-length="0.0043in" draw:distance="0.0043in"/>
    <draw:stroke-dash draw:name="Dashed_20__28_var_29__20_176" draw:display-name="Dashed (var) 176" draw:style="rect" draw:dots1="1" draw:dots1-length="0.0043in" draw:dots2="1" draw:dots2-length="0.0043in" draw:distance="0.0043in"/>
    <draw:stroke-dash draw:name="Dashed_20__28_var_29__20_177" draw:display-name="Dashed (var) 177" draw:style="rect" draw:dots1="1" draw:dots1-length="0.0043in" draw:dots2="1" draw:dots2-length="0.0043in" draw:distance="0.0043in"/>
    <draw:stroke-dash draw:name="Dashed_20__28_var_29__20_178" draw:display-name="Dashed (var) 178" draw:style="rect" draw:dots1="1" draw:dots1-length="0.0043in" draw:dots2="1" draw:dots2-length="0.0043in" draw:distance="0.0043in"/>
    <draw:stroke-dash draw:name="Dashed_20__28_var_29__20_179" draw:display-name="Dashed (var) 179" draw:style="rect" draw:dots1="1" draw:dots1-length="0.0043in" draw:dots2="1" draw:dots2-length="0.0043in" draw:distance="0.0043in"/>
    <draw:stroke-dash draw:name="Dashed_20__28_var_29__20_18" draw:display-name="Dashed (var) 18" draw:style="rect" draw:dots1="1" draw:dots1-length="0.0043in" draw:dots2="1" draw:dots2-length="0.0043in" draw:distance="0.0043in"/>
    <draw:stroke-dash draw:name="Dashed_20__28_var_29__20_180" draw:display-name="Dashed (var) 180" draw:style="rect" draw:dots1="1" draw:dots1-length="0.0043in" draw:dots2="1" draw:dots2-length="0.0043in" draw:distance="0.0043in"/>
    <draw:stroke-dash draw:name="Dashed_20__28_var_29__20_181" draw:display-name="Dashed (var) 181" draw:style="rect" draw:dots1="1" draw:dots1-length="0.0043in" draw:dots2="1" draw:dots2-length="0.0043in" draw:distance="0.0043in"/>
    <draw:stroke-dash draw:name="Dashed_20__28_var_29__20_182" draw:display-name="Dashed (var) 182" draw:style="rect" draw:dots1="1" draw:dots1-length="0.0043in" draw:dots2="1" draw:dots2-length="0.0043in" draw:distance="0.0043in"/>
    <draw:stroke-dash draw:name="Dashed_20__28_var_29__20_183" draw:display-name="Dashed (var) 183" draw:style="rect" draw:dots1="1" draw:dots1-length="0.0043in" draw:dots2="1" draw:dots2-length="0.0043in" draw:distance="0.0043in"/>
    <draw:stroke-dash draw:name="Dashed_20__28_var_29__20_184" draw:display-name="Dashed (var) 184" draw:style="rect" draw:dots1="1" draw:dots1-length="0.0043in" draw:dots2="1" draw:dots2-length="0.0043in" draw:distance="0.0043in"/>
    <draw:stroke-dash draw:name="Dashed_20__28_var_29__20_185" draw:display-name="Dashed (var) 185" draw:style="rect" draw:dots1="1" draw:dots1-length="0.0043in" draw:dots2="1" draw:dots2-length="0.0043in" draw:distance="0.0043in"/>
    <draw:stroke-dash draw:name="Dashed_20__28_var_29__20_186" draw:display-name="Dashed (var) 186" draw:style="rect" draw:dots1="1" draw:dots1-length="0.0043in" draw:dots2="1" draw:dots2-length="0.0043in" draw:distance="0.0043in"/>
    <draw:stroke-dash draw:name="Dashed_20__28_var_29__20_187" draw:display-name="Dashed (var) 187" draw:style="rect" draw:dots1="1" draw:dots1-length="0.0043in" draw:dots2="1" draw:dots2-length="0.0043in" draw:distance="0.0043in"/>
    <draw:stroke-dash draw:name="Dashed_20__28_var_29__20_188" draw:display-name="Dashed (var) 188" draw:style="rect" draw:dots1="1" draw:dots1-length="0.0043in" draw:dots2="1" draw:dots2-length="0.0043in" draw:distance="0.0043in"/>
    <draw:stroke-dash draw:name="Dashed_20__28_var_29__20_189" draw:display-name="Dashed (var) 189" draw:style="rect" draw:dots1="1" draw:dots1-length="0.0043in" draw:dots2="1" draw:dots2-length="0.0043in" draw:distance="0.0043in"/>
    <draw:stroke-dash draw:name="Dashed_20__28_var_29__20_19" draw:display-name="Dashed (var) 19" draw:style="rect" draw:dots1="1" draw:dots1-length="0.0043in" draw:dots2="1" draw:dots2-length="0.0043in" draw:distance="0.0043in"/>
    <draw:stroke-dash draw:name="Dashed_20__28_var_29__20_190" draw:display-name="Dashed (var) 190" draw:style="rect" draw:dots1="1" draw:dots1-length="0.0043in" draw:dots2="1" draw:dots2-length="0.0043in" draw:distance="0.0043in"/>
    <draw:stroke-dash draw:name="Dashed_20__28_var_29__20_191" draw:display-name="Dashed (var) 191" draw:style="rect" draw:dots1="1" draw:dots1-length="0.0043in" draw:dots2="1" draw:dots2-length="0.0043in" draw:distance="0.0043in"/>
    <draw:stroke-dash draw:name="Dashed_20__28_var_29__20_192" draw:display-name="Dashed (var) 192" draw:style="rect" draw:dots1="1" draw:dots1-length="0.0043in" draw:dots2="1" draw:dots2-length="0.0043in" draw:distance="0.0043in"/>
    <draw:stroke-dash draw:name="Dashed_20__28_var_29__20_193" draw:display-name="Dashed (var) 193" draw:style="rect" draw:dots1="1" draw:dots1-length="0.0043in" draw:dots2="1" draw:dots2-length="0.0043in" draw:distance="0.0043in"/>
    <draw:stroke-dash draw:name="Dashed_20__28_var_29__20_194" draw:display-name="Dashed (var) 194" draw:style="rect" draw:dots1="1" draw:dots1-length="0.0043in" draw:dots2="1" draw:dots2-length="0.0043in" draw:distance="0.0043in"/>
    <draw:stroke-dash draw:name="Dashed_20__28_var_29__20_195" draw:display-name="Dashed (var) 195" draw:style="rect" draw:dots1="1" draw:dots1-length="0.0043in" draw:dots2="1" draw:dots2-length="0.0043in" draw:distance="0.0043in"/>
    <draw:stroke-dash draw:name="Dashed_20__28_var_29__20_196" draw:display-name="Dashed (var) 196" draw:style="rect" draw:dots1="1" draw:dots1-length="0.0043in" draw:dots2="1" draw:dots2-length="0.0043in" draw:distance="0.0043in"/>
    <draw:stroke-dash draw:name="Dashed_20__28_var_29__20_197" draw:display-name="Dashed (var) 197" draw:style="rect" draw:dots1="1" draw:dots1-length="0.0043in" draw:dots2="1" draw:dots2-length="0.0043in" draw:distance="0.0043in"/>
    <draw:stroke-dash draw:name="Dashed_20__28_var_29__20_198" draw:display-name="Dashed (var) 198" draw:style="rect" draw:dots1="1" draw:dots1-length="0.0043in" draw:dots2="1" draw:dots2-length="0.0043in" draw:distance="0.0043in"/>
    <draw:stroke-dash draw:name="Dashed_20__28_var_29__20_199" draw:display-name="Dashed (var) 199" draw:style="rect" draw:dots1="1" draw:dots1-length="0.0043in" draw:dots2="1" draw:dots2-length="0.0043in" draw:distance="0.0043in"/>
    <draw:stroke-dash draw:name="Dashed_20__28_var_29__20_20" draw:display-name="Dashed (var) 20" draw:style="rect" draw:dots1="1" draw:dots1-length="0.0043in" draw:dots2="1" draw:dots2-length="0.0043in" draw:distance="0.0043in"/>
    <draw:stroke-dash draw:name="Dashed_20__28_var_29__20_200" draw:display-name="Dashed (var) 200" draw:style="rect" draw:dots1="1" draw:dots1-length="0.0043in" draw:dots2="1" draw:dots2-length="0.0043in" draw:distance="0.0043in"/>
    <draw:stroke-dash draw:name="Dashed_20__28_var_29__20_201" draw:display-name="Dashed (var) 201" draw:style="rect" draw:dots1="1" draw:dots1-length="0.0043in" draw:dots2="1" draw:dots2-length="0.0043in" draw:distance="0.0043in"/>
    <draw:stroke-dash draw:name="Dashed_20__28_var_29__20_202" draw:display-name="Dashed (var) 202" draw:style="rect" draw:dots1="1" draw:dots1-length="0.0043in" draw:dots2="1" draw:dots2-length="0.0043in" draw:distance="0.0043in"/>
    <draw:stroke-dash draw:name="Dashed_20__28_var_29__20_203" draw:display-name="Dashed (var) 203" draw:style="rect" draw:dots1="1" draw:dots1-length="0.0043in" draw:dots2="1" draw:dots2-length="0.0043in" draw:distance="0.0043in"/>
    <draw:stroke-dash draw:name="Dashed_20__28_var_29__20_204" draw:display-name="Dashed (var) 204" draw:style="rect" draw:dots1="1" draw:dots1-length="0.0043in" draw:dots2="1" draw:dots2-length="0.0043in" draw:distance="0.0043in"/>
    <draw:stroke-dash draw:name="Dashed_20__28_var_29__20_205" draw:display-name="Dashed (var) 205" draw:style="rect" draw:dots1="1" draw:dots1-length="0.0043in" draw:dots2="1" draw:dots2-length="0.0043in" draw:distance="0.0043in"/>
    <draw:stroke-dash draw:name="Dashed_20__28_var_29__20_206" draw:display-name="Dashed (var) 206" draw:style="rect" draw:dots1="1" draw:dots1-length="0.0043in" draw:dots2="1" draw:dots2-length="0.0043in" draw:distance="0.0043in"/>
    <draw:stroke-dash draw:name="Dashed_20__28_var_29__20_207" draw:display-name="Dashed (var) 207" draw:style="rect" draw:dots1="1" draw:dots1-length="0.0043in" draw:dots2="1" draw:dots2-length="0.0043in" draw:distance="0.0043in"/>
    <draw:stroke-dash draw:name="Dashed_20__28_var_29__20_208" draw:display-name="Dashed (var) 208" draw:style="rect" draw:dots1="1" draw:dots1-length="0.0043in" draw:dots2="1" draw:dots2-length="0.0043in" draw:distance="0.0043in"/>
    <draw:stroke-dash draw:name="Dashed_20__28_var_29__20_209" draw:display-name="Dashed (var) 209" draw:style="rect" draw:dots1="1" draw:dots1-length="0.0043in" draw:dots2="1" draw:dots2-length="0.0043in" draw:distance="0.0043in"/>
    <draw:stroke-dash draw:name="Dashed_20__28_var_29__20_21" draw:display-name="Dashed (var) 21" draw:style="rect" draw:dots1="1" draw:dots1-length="0.0043in" draw:dots2="1" draw:dots2-length="0.0043in" draw:distance="0.0043in"/>
    <draw:stroke-dash draw:name="Dashed_20__28_var_29__20_210" draw:display-name="Dashed (var) 210" draw:style="rect" draw:dots1="1" draw:dots1-length="0.0043in" draw:dots2="1" draw:dots2-length="0.0043in" draw:distance="0.0043in"/>
    <draw:stroke-dash draw:name="Dashed_20__28_var_29__20_211" draw:display-name="Dashed (var) 211" draw:style="rect" draw:dots1="1" draw:dots1-length="0.0043in" draw:dots2="1" draw:dots2-length="0.0043in" draw:distance="0.0043in"/>
    <draw:stroke-dash draw:name="Dashed_20__28_var_29__20_212" draw:display-name="Dashed (var) 212" draw:style="rect" draw:dots1="1" draw:dots1-length="0.0043in" draw:dots2="1" draw:dots2-length="0.0043in" draw:distance="0.0043in"/>
    <draw:stroke-dash draw:name="Dashed_20__28_var_29__20_213" draw:display-name="Dashed (var) 213" draw:style="rect" draw:dots1="1" draw:dots1-length="0.0043in" draw:dots2="1" draw:dots2-length="0.0043in" draw:distance="0.0043in"/>
    <draw:stroke-dash draw:name="Dashed_20__28_var_29__20_214" draw:display-name="Dashed (var) 214" draw:style="rect" draw:dots1="1" draw:dots1-length="0.0043in" draw:dots2="1" draw:dots2-length="0.0043in" draw:distance="0.0043in"/>
    <draw:stroke-dash draw:name="Dashed_20__28_var_29__20_215" draw:display-name="Dashed (var) 215" draw:style="rect" draw:dots1="1" draw:dots1-length="0.0043in" draw:dots2="1" draw:dots2-length="0.0043in" draw:distance="0.0043in"/>
    <draw:stroke-dash draw:name="Dashed_20__28_var_29__20_216" draw:display-name="Dashed (var) 216" draw:style="rect" draw:dots1="1" draw:dots1-length="0.0043in" draw:dots2="1" draw:dots2-length="0.0043in" draw:distance="0.0043in"/>
    <draw:stroke-dash draw:name="Dashed_20__28_var_29__20_217" draw:display-name="Dashed (var) 217" draw:style="rect" draw:dots1="1" draw:dots1-length="0.0043in" draw:dots2="1" draw:dots2-length="0.0043in" draw:distance="0.0043in"/>
    <draw:stroke-dash draw:name="Dashed_20__28_var_29__20_218" draw:display-name="Dashed (var) 218" draw:style="rect" draw:dots1="1" draw:dots1-length="0.0043in" draw:dots2="1" draw:dots2-length="0.0043in" draw:distance="0.0043in"/>
    <draw:stroke-dash draw:name="Dashed_20__28_var_29__20_219" draw:display-name="Dashed (var) 219" draw:style="rect" draw:dots1="1" draw:dots1-length="0.0043in" draw:dots2="1" draw:dots2-length="0.0043in" draw:distance="0.0043in"/>
    <draw:stroke-dash draw:name="Dashed_20__28_var_29__20_22" draw:display-name="Dashed (var) 22" draw:style="rect" draw:dots1="1" draw:dots1-length="0.0043in" draw:dots2="1" draw:dots2-length="0.0043in" draw:distance="0.0043in"/>
    <draw:stroke-dash draw:name="Dashed_20__28_var_29__20_23" draw:display-name="Dashed (var) 23" draw:style="rect" draw:dots1="1" draw:dots1-length="0.0043in" draw:dots2="1" draw:dots2-length="0.0043in" draw:distance="0.0043in"/>
    <draw:stroke-dash draw:name="Dashed_20__28_var_29__20_24" draw:display-name="Dashed (var) 24" draw:style="rect" draw:dots1="1" draw:dots1-length="0.0043in" draw:dots2="1" draw:dots2-length="0.0043in" draw:distance="0.0043in"/>
    <draw:stroke-dash draw:name="Dashed_20__28_var_29__20_25" draw:display-name="Dashed (var) 25" draw:style="rect" draw:dots1="1" draw:dots1-length="0.0043in" draw:dots2="1" draw:dots2-length="0.0043in" draw:distance="0.0043in"/>
    <draw:stroke-dash draw:name="Dashed_20__28_var_29__20_26" draw:display-name="Dashed (var) 26" draw:style="rect" draw:dots1="1" draw:dots1-length="0.0043in" draw:dots2="1" draw:dots2-length="0.0043in" draw:distance="0.0043in"/>
    <draw:stroke-dash draw:name="Dashed_20__28_var_29__20_27" draw:display-name="Dashed (var) 27" draw:style="rect" draw:dots1="1" draw:dots1-length="0.0043in" draw:dots2="1" draw:dots2-length="0.0043in" draw:distance="0.0043in"/>
    <draw:stroke-dash draw:name="Dashed_20__28_var_29__20_28" draw:display-name="Dashed (var) 28" draw:style="rect" draw:dots1="1" draw:dots1-length="0.0043in" draw:dots2="1" draw:dots2-length="0.0043in" draw:distance="0.0043in"/>
    <draw:stroke-dash draw:name="Dashed_20__28_var_29__20_29" draw:display-name="Dashed (var) 29" draw:style="rect" draw:dots1="1" draw:dots1-length="0.0043in" draw:dots2="1" draw:dots2-length="0.0043in" draw:distance="0.0043in"/>
    <draw:stroke-dash draw:name="Dashed_20__28_var_29__20_30" draw:display-name="Dashed (var) 30" draw:style="rect" draw:dots1="1" draw:dots1-length="0.0043in" draw:dots2="1" draw:dots2-length="0.0043in" draw:distance="0.0043in"/>
    <draw:stroke-dash draw:name="Dashed_20__28_var_29__20_31" draw:display-name="Dashed (var) 31" draw:style="rect" draw:dots1="1" draw:dots1-length="0.0043in" draw:dots2="1" draw:dots2-length="0.0043in" draw:distance="0.0043in"/>
    <draw:stroke-dash draw:name="Dashed_20__28_var_29__20_32" draw:display-name="Dashed (var) 32" draw:style="rect" draw:dots1="1" draw:dots1-length="0.0043in" draw:dots2="1" draw:dots2-length="0.0043in" draw:distance="0.0043in"/>
    <draw:stroke-dash draw:name="Dashed_20__28_var_29__20_33" draw:display-name="Dashed (var) 33" draw:style="rect" draw:dots1="1" draw:dots1-length="0.0043in" draw:dots2="1" draw:dots2-length="0.0043in" draw:distance="0.0043in"/>
    <draw:stroke-dash draw:name="Dashed_20__28_var_29__20_34" draw:display-name="Dashed (var) 34" draw:style="rect" draw:dots1="1" draw:dots1-length="0.0043in" draw:dots2="1" draw:dots2-length="0.0043in" draw:distance="0.0043in"/>
    <draw:stroke-dash draw:name="Dashed_20__28_var_29__20_35" draw:display-name="Dashed (var) 35" draw:style="rect" draw:dots1="1" draw:dots1-length="0.0043in" draw:dots2="1" draw:dots2-length="0.0043in" draw:distance="0.0043in"/>
    <draw:stroke-dash draw:name="Dashed_20__28_var_29__20_36" draw:display-name="Dashed (var) 36" draw:style="rect" draw:dots1="1" draw:dots1-length="0.0043in" draw:dots2="1" draw:dots2-length="0.0043in" draw:distance="0.0043in"/>
    <draw:stroke-dash draw:name="Dashed_20__28_var_29__20_37" draw:display-name="Dashed (var) 37" draw:style="rect" draw:dots1="1" draw:dots1-length="0.0043in" draw:dots2="1" draw:dots2-length="0.0043in" draw:distance="0.0043in"/>
    <draw:stroke-dash draw:name="Dashed_20__28_var_29__20_38" draw:display-name="Dashed (var) 38" draw:style="rect" draw:dots1="1" draw:dots1-length="0.0043in" draw:dots2="1" draw:dots2-length="0.0043in" draw:distance="0.0043in"/>
    <draw:stroke-dash draw:name="Dashed_20__28_var_29__20_39" draw:display-name="Dashed (var) 39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40" draw:display-name="Dashed (var) 40" draw:style="rect" draw:dots1="1" draw:dots1-length="0.0043in" draw:dots2="1" draw:dots2-length="0.0043in" draw:distance="0.0043in"/>
    <draw:stroke-dash draw:name="Dashed_20__28_var_29__20_41" draw:display-name="Dashed (var) 41" draw:style="rect" draw:dots1="1" draw:dots1-length="0.0043in" draw:dots2="1" draw:dots2-length="0.0043in" draw:distance="0.0043in"/>
    <draw:stroke-dash draw:name="Dashed_20__28_var_29__20_42" draw:display-name="Dashed (var) 42" draw:style="rect" draw:dots1="1" draw:dots1-length="0.0043in" draw:dots2="1" draw:dots2-length="0.0043in" draw:distance="0.0043in"/>
    <draw:stroke-dash draw:name="Dashed_20__28_var_29__20_43" draw:display-name="Dashed (var) 43" draw:style="rect" draw:dots1="1" draw:dots1-length="0.0043in" draw:dots2="1" draw:dots2-length="0.0043in" draw:distance="0.0043in"/>
    <draw:stroke-dash draw:name="Dashed_20__28_var_29__20_44" draw:display-name="Dashed (var) 44" draw:style="rect" draw:dots1="1" draw:dots1-length="0.0043in" draw:dots2="1" draw:dots2-length="0.0043in" draw:distance="0.0043in"/>
    <draw:stroke-dash draw:name="Dashed_20__28_var_29__20_45" draw:display-name="Dashed (var) 45" draw:style="rect" draw:dots1="1" draw:dots1-length="0.0043in" draw:dots2="1" draw:dots2-length="0.0043in" draw:distance="0.0043in"/>
    <draw:stroke-dash draw:name="Dashed_20__28_var_29__20_46" draw:display-name="Dashed (var) 46" draw:style="rect" draw:dots1="1" draw:dots1-length="0.0043in" draw:dots2="1" draw:dots2-length="0.0043in" draw:distance="0.0043in"/>
    <draw:stroke-dash draw:name="Dashed_20__28_var_29__20_47" draw:display-name="Dashed (var) 47" draw:style="rect" draw:dots1="1" draw:dots1-length="0.0043in" draw:dots2="1" draw:dots2-length="0.0043in" draw:distance="0.0043in"/>
    <draw:stroke-dash draw:name="Dashed_20__28_var_29__20_48" draw:display-name="Dashed (var) 48" draw:style="rect" draw:dots1="1" draw:dots1-length="0.0043in" draw:dots2="1" draw:dots2-length="0.0043in" draw:distance="0.0043in"/>
    <draw:stroke-dash draw:name="Dashed_20__28_var_29__20_49" draw:display-name="Dashed (var) 49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50" draw:display-name="Dashed (var) 50" draw:style="rect" draw:dots1="1" draw:dots1-length="0.0043in" draw:dots2="1" draw:dots2-length="0.0043in" draw:distance="0.0043in"/>
    <draw:stroke-dash draw:name="Dashed_20__28_var_29__20_51" draw:display-name="Dashed (var) 51" draw:style="rect" draw:dots1="1" draw:dots1-length="0.0043in" draw:dots2="1" draw:dots2-length="0.0043in" draw:distance="0.0043in"/>
    <draw:stroke-dash draw:name="Dashed_20__28_var_29__20_52" draw:display-name="Dashed (var) 52" draw:style="rect" draw:dots1="1" draw:dots1-length="0.0043in" draw:dots2="1" draw:dots2-length="0.0043in" draw:distance="0.0043in"/>
    <draw:stroke-dash draw:name="Dashed_20__28_var_29__20_53" draw:display-name="Dashed (var) 53" draw:style="rect" draw:dots1="1" draw:dots1-length="0.0043in" draw:dots2="1" draw:dots2-length="0.0043in" draw:distance="0.0043in"/>
    <draw:stroke-dash draw:name="Dashed_20__28_var_29__20_54" draw:display-name="Dashed (var) 54" draw:style="rect" draw:dots1="1" draw:dots1-length="0.0043in" draw:dots2="1" draw:dots2-length="0.0043in" draw:distance="0.0043in"/>
    <draw:stroke-dash draw:name="Dashed_20__28_var_29__20_55" draw:display-name="Dashed (var) 55" draw:style="rect" draw:dots1="1" draw:dots1-length="0.0043in" draw:dots2="1" draw:dots2-length="0.0043in" draw:distance="0.0043in"/>
    <draw:stroke-dash draw:name="Dashed_20__28_var_29__20_56" draw:display-name="Dashed (var) 56" draw:style="rect" draw:dots1="1" draw:dots1-length="0.0043in" draw:dots2="1" draw:dots2-length="0.0043in" draw:distance="0.0043in"/>
    <draw:stroke-dash draw:name="Dashed_20__28_var_29__20_57" draw:display-name="Dashed (var) 57" draw:style="rect" draw:dots1="1" draw:dots1-length="0.0043in" draw:dots2="1" draw:dots2-length="0.0043in" draw:distance="0.0043in"/>
    <draw:stroke-dash draw:name="Dashed_20__28_var_29__20_58" draw:display-name="Dashed (var) 58" draw:style="rect" draw:dots1="1" draw:dots1-length="0.0043in" draw:dots2="1" draw:dots2-length="0.0043in" draw:distance="0.0043in"/>
    <draw:stroke-dash draw:name="Dashed_20__28_var_29__20_59" draw:display-name="Dashed (var) 59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60" draw:display-name="Dashed (var) 60" draw:style="rect" draw:dots1="1" draw:dots1-length="0.0043in" draw:dots2="1" draw:dots2-length="0.0043in" draw:distance="0.0043in"/>
    <draw:stroke-dash draw:name="Dashed_20__28_var_29__20_61" draw:display-name="Dashed (var) 61" draw:style="rect" draw:dots1="1" draw:dots1-length="0.0043in" draw:dots2="1" draw:dots2-length="0.0043in" draw:distance="0.0043in"/>
    <draw:stroke-dash draw:name="Dashed_20__28_var_29__20_62" draw:display-name="Dashed (var) 62" draw:style="rect" draw:dots1="1" draw:dots1-length="0.0043in" draw:dots2="1" draw:dots2-length="0.0043in" draw:distance="0.0043in"/>
    <draw:stroke-dash draw:name="Dashed_20__28_var_29__20_63" draw:display-name="Dashed (var) 63" draw:style="rect" draw:dots1="1" draw:dots1-length="0.0043in" draw:dots2="1" draw:dots2-length="0.0043in" draw:distance="0.0043in"/>
    <draw:stroke-dash draw:name="Dashed_20__28_var_29__20_64" draw:display-name="Dashed (var) 64" draw:style="rect" draw:dots1="1" draw:dots1-length="0.0043in" draw:dots2="1" draw:dots2-length="0.0043in" draw:distance="0.0043in"/>
    <draw:stroke-dash draw:name="Dashed_20__28_var_29__20_65" draw:display-name="Dashed (var) 65" draw:style="rect" draw:dots1="1" draw:dots1-length="0.0043in" draw:dots2="1" draw:dots2-length="0.0043in" draw:distance="0.0043in"/>
    <draw:stroke-dash draw:name="Dashed_20__28_var_29__20_66" draw:display-name="Dashed (var) 66" draw:style="rect" draw:dots1="1" draw:dots1-length="0.0043in" draw:dots2="1" draw:dots2-length="0.0043in" draw:distance="0.0043in"/>
    <draw:stroke-dash draw:name="Dashed_20__28_var_29__20_67" draw:display-name="Dashed (var) 67" draw:style="rect" draw:dots1="1" draw:dots1-length="0.0043in" draw:dots2="1" draw:dots2-length="0.0043in" draw:distance="0.0043in"/>
    <draw:stroke-dash draw:name="Dashed_20__28_var_29__20_68" draw:display-name="Dashed (var) 68" draw:style="rect" draw:dots1="1" draw:dots1-length="0.0043in" draw:dots2="1" draw:dots2-length="0.0043in" draw:distance="0.0043in"/>
    <draw:stroke-dash draw:name="Dashed_20__28_var_29__20_69" draw:display-name="Dashed (var) 69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70" draw:display-name="Dashed (var) 70" draw:style="rect" draw:dots1="1" draw:dots1-length="0.0043in" draw:dots2="1" draw:dots2-length="0.0043in" draw:distance="0.0043in"/>
    <draw:stroke-dash draw:name="Dashed_20__28_var_29__20_71" draw:display-name="Dashed (var) 71" draw:style="rect" draw:dots1="1" draw:dots1-length="0.0043in" draw:dots2="1" draw:dots2-length="0.0043in" draw:distance="0.0043in"/>
    <draw:stroke-dash draw:name="Dashed_20__28_var_29__20_72" draw:display-name="Dashed (var) 72" draw:style="rect" draw:dots1="1" draw:dots1-length="0.0043in" draw:dots2="1" draw:dots2-length="0.0043in" draw:distance="0.0043in"/>
    <draw:stroke-dash draw:name="Dashed_20__28_var_29__20_73" draw:display-name="Dashed (var) 73" draw:style="rect" draw:dots1="1" draw:dots1-length="0.0043in" draw:dots2="1" draw:dots2-length="0.0043in" draw:distance="0.0043in"/>
    <draw:stroke-dash draw:name="Dashed_20__28_var_29__20_74" draw:display-name="Dashed (var) 74" draw:style="rect" draw:dots1="1" draw:dots1-length="0.0043in" draw:dots2="1" draw:dots2-length="0.0043in" draw:distance="0.0043in"/>
    <draw:stroke-dash draw:name="Dashed_20__28_var_29__20_75" draw:display-name="Dashed (var) 75" draw:style="rect" draw:dots1="1" draw:dots1-length="0.0043in" draw:dots2="1" draw:dots2-length="0.0043in" draw:distance="0.0043in"/>
    <draw:stroke-dash draw:name="Dashed_20__28_var_29__20_76" draw:display-name="Dashed (var) 76" draw:style="rect" draw:dots1="1" draw:dots1-length="0.0043in" draw:dots2="1" draw:dots2-length="0.0043in" draw:distance="0.0043in"/>
    <draw:stroke-dash draw:name="Dashed_20__28_var_29__20_77" draw:display-name="Dashed (var) 77" draw:style="rect" draw:dots1="1" draw:dots1-length="0.0043in" draw:dots2="1" draw:dots2-length="0.0043in" draw:distance="0.0043in"/>
    <draw:stroke-dash draw:name="Dashed_20__28_var_29__20_78" draw:display-name="Dashed (var) 78" draw:style="rect" draw:dots1="1" draw:dots1-length="0.0043in" draw:dots2="1" draw:dots2-length="0.0043in" draw:distance="0.0043in"/>
    <draw:stroke-dash draw:name="Dashed_20__28_var_29__20_79" draw:display-name="Dashed (var) 79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80" draw:display-name="Dashed (var) 80" draw:style="rect" draw:dots1="1" draw:dots1-length="0.0043in" draw:dots2="1" draw:dots2-length="0.0043in" draw:distance="0.0043in"/>
    <draw:stroke-dash draw:name="Dashed_20__28_var_29__20_81" draw:display-name="Dashed (var) 81" draw:style="rect" draw:dots1="1" draw:dots1-length="0.0043in" draw:dots2="1" draw:dots2-length="0.0043in" draw:distance="0.0043in"/>
    <draw:stroke-dash draw:name="Dashed_20__28_var_29__20_82" draw:display-name="Dashed (var) 82" draw:style="rect" draw:dots1="1" draw:dots1-length="0.0043in" draw:dots2="1" draw:dots2-length="0.0043in" draw:distance="0.0043in"/>
    <draw:stroke-dash draw:name="Dashed_20__28_var_29__20_83" draw:display-name="Dashed (var) 83" draw:style="rect" draw:dots1="1" draw:dots1-length="0.0043in" draw:dots2="1" draw:dots2-length="0.0043in" draw:distance="0.0043in"/>
    <draw:stroke-dash draw:name="Dashed_20__28_var_29__20_84" draw:display-name="Dashed (var) 84" draw:style="rect" draw:dots1="1" draw:dots1-length="0.0043in" draw:dots2="1" draw:dots2-length="0.0043in" draw:distance="0.0043in"/>
    <draw:stroke-dash draw:name="Dashed_20__28_var_29__20_85" draw:display-name="Dashed (var) 85" draw:style="rect" draw:dots1="1" draw:dots1-length="0.0043in" draw:dots2="1" draw:dots2-length="0.0043in" draw:distance="0.0043in"/>
    <draw:stroke-dash draw:name="Dashed_20__28_var_29__20_86" draw:display-name="Dashed (var) 86" draw:style="rect" draw:dots1="1" draw:dots1-length="0.0043in" draw:dots2="1" draw:dots2-length="0.0043in" draw:distance="0.0043in"/>
    <draw:stroke-dash draw:name="Dashed_20__28_var_29__20_87" draw:display-name="Dashed (var) 87" draw:style="rect" draw:dots1="1" draw:dots1-length="0.0043in" draw:dots2="1" draw:dots2-length="0.0043in" draw:distance="0.0043in"/>
    <draw:stroke-dash draw:name="Dashed_20__28_var_29__20_88" draw:display-name="Dashed (var) 88" draw:style="rect" draw:dots1="1" draw:dots1-length="0.0043in" draw:dots2="1" draw:dots2-length="0.0043in" draw:distance="0.0043in"/>
    <draw:stroke-dash draw:name="Dashed_20__28_var_29__20_89" draw:display-name="Dashed (var) 89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Dashed_20__28_var_29__20_90" draw:display-name="Dashed (var) 90" draw:style="rect" draw:dots1="1" draw:dots1-length="0.0043in" draw:dots2="1" draw:dots2-length="0.0043in" draw:distance="0.0043in"/>
    <draw:stroke-dash draw:name="Dashed_20__28_var_29__20_91" draw:display-name="Dashed (var) 91" draw:style="rect" draw:dots1="1" draw:dots1-length="0.0043in" draw:dots2="1" draw:dots2-length="0.0043in" draw:distance="0.0043in"/>
    <draw:stroke-dash draw:name="Dashed_20__28_var_29__20_92" draw:display-name="Dashed (var) 92" draw:style="rect" draw:dots1="1" draw:dots1-length="0.0043in" draw:dots2="1" draw:dots2-length="0.0043in" draw:distance="0.0043in"/>
    <draw:stroke-dash draw:name="Dashed_20__28_var_29__20_93" draw:display-name="Dashed (var) 93" draw:style="rect" draw:dots1="1" draw:dots1-length="0.0043in" draw:dots2="1" draw:dots2-length="0.0043in" draw:distance="0.0043in"/>
    <draw:stroke-dash draw:name="Dashed_20__28_var_29__20_94" draw:display-name="Dashed (var) 94" draw:style="rect" draw:dots1="1" draw:dots1-length="0.0043in" draw:dots2="1" draw:dots2-length="0.0043in" draw:distance="0.0043in"/>
    <draw:stroke-dash draw:name="Dashed_20__28_var_29__20_95" draw:display-name="Dashed (var) 95" draw:style="rect" draw:dots1="1" draw:dots1-length="0.0043in" draw:dots2="1" draw:dots2-length="0.0043in" draw:distance="0.0043in"/>
    <draw:stroke-dash draw:name="Dashed_20__28_var_29__20_96" draw:display-name="Dashed (var) 96" draw:style="rect" draw:dots1="1" draw:dots1-length="0.0043in" draw:dots2="1" draw:dots2-length="0.0043in" draw:distance="0.0043in"/>
    <draw:stroke-dash draw:name="Dashed_20__28_var_29__20_97" draw:display-name="Dashed (var) 97" draw:style="rect" draw:dots1="1" draw:dots1-length="0.0043in" draw:dots2="1" draw:dots2-length="0.0043in" draw:distance="0.0043in"/>
    <draw:stroke-dash draw:name="Dashed_20__28_var_29__20_98" draw:display-name="Dashed (var) 98" draw:style="rect" draw:dots1="1" draw:dots1-length="0.0043in" draw:dots2="1" draw:dots2-length="0.0043in" draw:distance="0.0043in"/>
    <draw:stroke-dash draw:name="Dashed_20__28_var_29__20_99" draw:display-name="Dashed (var) 99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1:29:51.371163030</meta:creation-date>
    <dc:date>2020-05-01T11:39:27.728445052</dc:date>
    <meta:editing-duration>PT4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